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OpenSymbol" svg:font-family="OpenSymbol"/>
    <style:font-face style:name="StarSymbol" svg:font-family="StarSymbol"/>
    <style:font-face style:name="liberation sans" svg:font-family="'liberation sans', Myriad, 'Bitstream Vera Sans', 'Lucida Grande', 'Luxi Sans', 'Trebuchet MS', helvetica, verdana, arial, sans-serif"/>
    <style:font-face style:name="Times New Roman1" svg:font-family="'Times New Roman'" style:font-family-generic="roman"/>
    <style:font-face style:name="Bitstream Vera Sans1" svg:font-family="'Bitstream Vera Sans'" style:font-family-generic="swiss"/>
    <style:font-face style:name="Courier 10 Pitch" svg:font-family="'Courier 10 Pitch'" style:font-adornments="Predeterminado" style:font-pitch="fixed"/>
    <style:font-face style:name="LMMono10" svg:font-family="LMMono10" style:font-adornments="Regular" style:font-pitch="fixed"/>
    <style:font-face style:name="TlwgMono" svg:font-family="TlwgMono"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Cantarell" svg:font-family="Cantarell" style:font-adornments="Bold" style:font-pitch="variable"/>
    <style:font-face style:name="Caviar Dreams" svg:font-family="'Caviar Dreams'" style:font-adornments="Bold" style:font-pitch="variable"/>
    <style:font-face style:name="LMMonoProp10" svg:font-family="LMMonoProp10" style:font-adornments="Bold" style:font-pitch="variable"/>
    <style:font-face style:name="LMRomanUnsl10" svg:font-family="LMRomanUnsl10" style:font-adornments="Bold" style:font-pitch="variable"/>
    <style:font-face style:name="DejaVu Sans Mono1" svg:font-family="'DejaVu Sans Mono'" style:font-family-generic="modern" style:font-pitch="variable"/>
    <style:font-face style:name="Times New Roman2" svg:font-family="'Times New Roman'" style:font-family-generic="modern" style:font-pitch="variable"/>
    <style:font-face style:name="DejaVu Serif Condensed" svg:font-family="'DejaVu Serif Condensed'" style:font-adornments="Condensed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Verdana" svg:font-family="Verdana" style:font-adornments="Regular" style:font-family-generic="swiss" style:font-pitch="variable"/>
    <style:font-face style:name="Bitstream Vera Sans2" svg:font-family="'Bitstream Vera San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itle" style:master-page-name="">
      <style:paragraph-properties fo:margin-left="0cm" fo:margin-right="0cm" fo:text-align="end" style:justify-single-word="false"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P2" style:family="paragraph" style:parent-style-name="Footer">
      <style:text-properties fo:language="ca" fo:country="ES"/>
    </style:style>
    <style:style style:name="P3" style:family="paragraph" style:parent-style-name="Footer">
      <style:paragraph-properties fo:text-align="end" style:justify-single-word="false"/>
      <style:text-properties fo:language="ca" fo:country="ES"/>
    </style:style>
    <style:style style:name="P4" style:family="paragraph" style:parent-style-name="Header">
      <style:text-properties fo:language="ca" fo:country="ES"/>
    </style:style>
    <style:style style:name="P5" style:family="paragraph" style:parent-style-name="Header_20_left">
      <style:text-properties fo:language="ca" fo:country="ES"/>
    </style:style>
    <style:style style:name="P6" style:family="paragraph" style:parent-style-name="Title">
      <style:paragraph-properties fo:break-before="page"/>
      <style:text-properties fo:language="ca" fo:country="ES" officeooo:paragraph-rsid="001d151b"/>
    </style:style>
    <style:style style:name="P7" style:family="paragraph" style:parent-style-name="Title">
      <style:text-properties fo:language="ca" fo:country="ES" officeooo:rsid="010afb0e" officeooo:paragraph-rsid="010afb0e"/>
    </style:style>
    <style:style style:name="P8" style:family="paragraph" style:parent-style-name="Text_20_body">
      <style:text-properties officeooo:rsid="001ce2dd" officeooo:paragraph-rsid="001ce2dd"/>
    </style:style>
    <style:style style:name="P9" style:family="paragraph" style:parent-style-name="Index">
      <style:paragraph-properties>
        <style:tab-stops>
          <style:tab-stop style:position="16.501cm" style:type="right" style:leader-style="dotted" style:leader-text="."/>
        </style:tab-stops>
      </style:paragraph-properties>
    </style:style>
    <style:style style:name="P10" style:family="paragraph" style:parent-style-name="List_20_Paragraph">
      <style:paragraph-properties>
        <style:tab-stops>
          <style:tab-stop style:position="15.73cm" style:type="right" style:leader-style="dotted" style:leader-text="."/>
        </style:tab-stops>
      </style:paragraph-properties>
    </style:style>
    <style:style style:name="P11" style:family="paragraph" style:parent-style-name="Contents_20_Heading" style:master-page-name="First_20_Page">
      <style:paragraph-properties style:page-number="auto" fo:break-before="page"/>
      <style:text-properties fo:language="ca" fo:country="ES" officeooo:paragraph-rsid="001a5306"/>
    </style:style>
    <style:style style:name="P12" style:family="paragraph" style:parent-style-name="Contents_20_Heading" style:master-page-name="First_20_Chapter_20_Page_20_A4">
      <style:paragraph-properties style:page-number="1"/>
    </style:style>
    <style:style style:name="P13" style:family="paragraph" style:parent-style-name="Frame_20_contents">
      <style:text-properties officeooo:paragraph-rsid="0139001b"/>
    </style:style>
    <style:style style:name="P14" style:family="paragraph" style:parent-style-name="Frame_20_contents">
      <style:paragraph-properties fo:margin-left="0cm" fo:margin-right="0cm" fo:line-height="100%" fo:text-indent="0cm" style:auto-text-indent="false"/>
      <style:text-properties fo:font-size="8.5pt" style:font-size-asian="10.5pt"/>
    </style:style>
    <style:style style:name="P15" style:family="paragraph" style:parent-style-name="Frame_20_contents">
      <style:paragraph-properties fo:margin-top="0cm" fo:margin-bottom="0cm" loext:contextual-spacing="false" fo:line-height="100%"/>
      <style:text-properties fo:font-size="10pt" style:font-size-asian="10pt" style:font-size-complex="10pt"/>
    </style:style>
    <style:style style:name="P16" style:family="paragraph" style:parent-style-name="Heading_20_1">
      <style:text-properties fo:language="ca" fo:country="ES" officeooo:rsid="00c2f3a2" officeooo:paragraph-rsid="00c2f3a2"/>
    </style:style>
    <style:style style:name="P17" style:family="paragraph" style:parent-style-name="Heading_20_1">
      <style:paragraph-properties fo:text-align="justify" style:justify-single-word="false"/>
      <style:text-properties officeooo:rsid="01378c9d" officeooo:paragraph-rsid="0139001b"/>
    </style:style>
    <style:style style:name="P18" style:family="paragraph" style:parent-style-name="Heading_20_2">
      <style:text-properties fo:language="ca" fo:country="ES" officeooo:rsid="002a04e2"/>
    </style:style>
    <style:style style:name="P19" style:family="paragraph" style:parent-style-name="Heading_20_2">
      <style:paragraph-properties fo:text-align="justify" style:justify-single-word="false"/>
      <style:text-properties officeooo:paragraph-rsid="01378c9d"/>
    </style:style>
    <style:style style:name="P20" style:family="paragraph" style:parent-style-name="Heading_20_2">
      <style:paragraph-properties fo:text-align="justify" style:justify-single-word="false"/>
      <style:text-properties officeooo:paragraph-rsid="0139001b"/>
    </style:style>
    <style:style style:name="P21" style:family="paragraph" style:parent-style-name="Heading_20_2">
      <style:paragraph-properties fo:text-align="justify" style:justify-single-word="false"/>
      <style:text-properties officeooo:paragraph-rsid="013ad098"/>
    </style:style>
    <style:style style:name="P22" style:family="paragraph" style:parent-style-name="Heading_20_2">
      <style:paragraph-properties fo:text-align="start" style:justify-single-word="false"/>
      <style:text-properties fo:font-style="normal" officeooo:rsid="000e82f5" officeooo:paragraph-rsid="000e82f5" style:font-style-asian="normal" style:font-style-complex="normal"/>
    </style:style>
    <style:style style:name="P23" style:family="paragraph" style:parent-style-name="Heading_20_2">
      <style:paragraph-properties fo:text-align="start" style:justify-single-word="false"/>
      <style:text-properties fo:font-style="normal" officeooo:rsid="000edbdd" officeooo:paragraph-rsid="000edbdd" style:font-style-asian="normal" style:font-style-complex="normal"/>
    </style:style>
    <style:style style:name="P24" style:family="paragraph" style:parent-style-name="Heading_20_2">
      <style:text-properties fo:font-style="normal" officeooo:rsid="0136d53b" officeooo:paragraph-rsid="0136d53b" style:font-style-asian="normal" style:font-style-complex="normal"/>
    </style:style>
    <style:style style:name="P25" style:family="paragraph" style:parent-style-name="Heading_20_2">
      <style:text-properties officeooo:rsid="01378c9d" officeooo:paragraph-rsid="01378c9d"/>
    </style:style>
    <style:style style:name="P26" style:family="paragraph" style:parent-style-name="Heading_20_2">
      <style:text-properties officeooo:rsid="01378c9d" officeooo:paragraph-rsid="0139001b"/>
    </style:style>
    <style:style style:name="P27" style:family="paragraph" style:parent-style-name="Heading_20_2">
      <style:text-properties officeooo:rsid="01378c9d" officeooo:paragraph-rsid="013ad098"/>
    </style:style>
    <style:style style:name="P28" style:family="paragraph" style:parent-style-name="Index">
      <style:paragraph-properties fo:line-height="100%">
        <style:tab-stops>
          <style:tab-stop style:position="16.501cm" style:type="right" style:leader-style="dotted" style:leader-text="."/>
        </style:tab-stops>
      </style:paragraph-properties>
    </style:style>
    <style:style style:name="P29" style:family="paragraph" style:parent-style-name="List_20_Paragraph">
      <style:paragraph-properties fo:line-height="100%">
        <style:tab-stops>
          <style:tab-stop style:position="15.73cm" style:type="right" style:leader-style="dotted" style:leader-text="."/>
        </style:tab-stops>
      </style:paragraph-properties>
    </style:style>
    <style:style style:name="P30" style:family="paragraph" style:parent-style-name="Standard">
      <style:paragraph-properties fo:text-align="justify" style:justify-single-word="false"/>
      <style:text-properties officeooo:rsid="00061869" officeooo:paragraph-rsid="00061869"/>
    </style:style>
    <style:style style:name="P31" style:family="paragraph" style:parent-style-name="Standard">
      <style:paragraph-properties fo:text-align="justify" style:justify-single-word="false"/>
      <style:text-properties officeooo:rsid="00061869" officeooo:paragraph-rsid="0134d70f"/>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officeooo:paragraph-rsid="0134d70f"/>
    </style:style>
    <style:style style:name="P34" style:family="paragraph" style:parent-style-name="Standard">
      <style:paragraph-properties fo:text-align="justify" style:justify-single-word="false"/>
      <style:text-properties officeooo:paragraph-rsid="01378c9d"/>
    </style:style>
    <style:style style:name="P35" style:family="paragraph" style:parent-style-name="Standard">
      <style:paragraph-properties fo:text-align="justify" style:justify-single-word="false"/>
      <style:text-properties officeooo:paragraph-rsid="013ad098"/>
    </style:style>
    <style:style style:name="P36" style:family="paragraph" style:parent-style-name="Standard">
      <style:paragraph-properties fo:text-align="justify" style:justify-single-word="false"/>
      <style:text-properties officeooo:rsid="000502a0" officeooo:paragraph-rsid="000502a0"/>
    </style:style>
    <style:style style:name="P37" style:family="paragraph" style:parent-style-name="Standard" style:list-style-name="L3"/>
    <style:style style:name="P38" style:family="paragraph" style:parent-style-name="Standard">
      <style:paragraph-properties fo:text-align="justify" style:justify-single-word="false"/>
      <style:text-properties officeooo:rsid="01378c9d" officeooo:paragraph-rsid="01378c9d"/>
    </style:style>
    <style:style style:name="P39" style:family="paragraph" style:parent-style-name="Standard">
      <style:paragraph-properties fo:text-align="justify" style:justify-single-word="false"/>
      <style:text-properties officeooo:rsid="01378c9d" officeooo:paragraph-rsid="0139001b"/>
    </style:style>
    <style:style style:name="P40" style:family="paragraph" style:parent-style-name="Standard">
      <style:paragraph-properties fo:text-align="justify" style:justify-single-word="false"/>
      <style:text-properties officeooo:rsid="01378c9d" officeooo:paragraph-rsid="013ad098"/>
    </style:style>
    <style:style style:name="P41" style:family="paragraph" style:parent-style-name="Standard">
      <style:paragraph-properties fo:text-align="justify" style:justify-single-word="false"/>
      <style:text-properties style:font-name="Bitstream Vera Sans" fo:font-style="normal" style:text-underline-style="none" officeooo:rsid="01378c9d" officeooo:paragraph-rsid="0139001b" style:font-style-asian="normal" style:font-style-complex="normal"/>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style:text-properties officeooo:paragraph-rsid="01378c9d"/>
    </style:style>
    <style:style style:name="P44" style:family="paragraph" style:parent-style-name="Text_20_body">
      <style:paragraph-properties fo:text-align="start" style:justify-single-word="false"/>
      <style:text-properties officeooo:rsid="0012c13f" officeooo:paragraph-rsid="0012c13f"/>
    </style:style>
    <style:style style:name="P45" style:family="paragraph" style:parent-style-name="Text_20_body">
      <style:text-properties officeooo:rsid="01378c9d" officeooo:paragraph-rsid="01378c9d"/>
    </style:style>
    <style:style style:name="P46" style:family="paragraph" style:parent-style-name="Text_20_body">
      <style:text-properties officeooo:rsid="01378c9d" officeooo:paragraph-rsid="0139001b"/>
    </style:style>
    <style:style style:name="P47" style:family="paragraph" style:parent-style-name="Text_20_body">
      <style:text-properties officeooo:rsid="01378c9d" officeooo:paragraph-rsid="013ad098"/>
    </style:style>
    <style:style style:name="P48" style:family="paragraph" style:parent-style-name="Text_20_body">
      <style:paragraph-properties fo:text-align="justify" style:justify-single-word="false"/>
      <style:text-properties officeooo:rsid="0139001b" officeooo:paragraph-rsid="0139001b"/>
    </style:style>
    <style:style style:name="P49" style:family="paragraph" style:parent-style-name="Text_20_body">
      <style:paragraph-properties fo:text-align="justify" style:justify-single-word="false"/>
      <style:text-properties officeooo:rsid="0139001b" officeooo:paragraph-rsid="013ad098"/>
    </style:style>
    <style:style style:name="P50" style:family="paragraph" style:parent-style-name="Text_20_body">
      <style:paragraph-properties fo:text-align="justify" style:justify-single-word="false"/>
      <style:text-properties style:font-name="Bitstream Vera Sans" fo:font-style="normal" style:text-underline-style="none" officeooo:paragraph-rsid="0139001b" style:font-style-asian="normal" style:font-style-complex="normal"/>
    </style:style>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paragraph-properties fo:text-align="start" style:justify-single-word="false"/>
      <style:text-properties officeooo:paragraph-rsid="000cb717"/>
    </style:style>
    <style:style style:name="P54" style:family="paragraph" style:parent-style-name="Text_20_body">
      <style:text-properties officeooo:paragraph-rsid="000cb717"/>
    </style:style>
    <style:style style:name="P55" style:family="paragraph" style:parent-style-name="Text_20_body">
      <style:paragraph-properties fo:margin-left="0cm" fo:margin-right="0cm" fo:text-align="justify" style:justify-single-word="false" fo:text-indent="0cm" style:auto-text-indent="false"/>
      <style:text-properties fo:language="ca" fo:country="ES" officeooo:paragraph-rsid="010fab6a"/>
    </style:style>
    <style:style style:name="P56" style:family="paragraph" style:parent-style-name="Text_20_body">
      <style:paragraph-properties fo:break-before="page"/>
      <style:text-properties fo:language="ca" fo:country="ES" officeooo:rsid="00c2f3a2" officeooo:paragraph-rsid="00c2f3a2"/>
    </style:style>
    <style:style style:name="P57"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2521b" style:font-name-asian="DejaVu Sans" style:font-size-asian="14pt" style:font-weight-asian="bold" style:font-name-complex="Lohit Hindi" style:font-size-complex="14pt" style:font-weight-complex="bold"/>
    </style:style>
    <style:style style:name="P58"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P59" style:family="paragraph" style:parent-style-name="Title" style:master-page-name="First_20_Page">
      <style:paragraph-properties style:page-number="auto" fo:break-before="page"/>
      <style:text-properties fo:language="ca" fo:country="ES"/>
    </style:style>
    <style:style style:name="P60" style:family="paragraph">
      <style:paragraph-properties fo:text-align="center"/>
    </style:style>
    <style:style style:name="P61" style:family="paragraph">
      <loext:graphic-properties draw:fill="none" draw:fill-color="#ffffff"/>
      <style:paragraph-properties style:writing-mode="lr-tb"/>
      <style:text-properties fo:color="#800000" fo:font-size="12pt" fo:font-style="normal" style:font-size-asian="32pt" style:font-style-asian="normal" style:font-size-complex="32pt" style:font-style-complex="normal"/>
    </style:style>
    <style:style style:name="P62" style:family="paragraph">
      <loext:graphic-properties draw:fill="solid" draw:fill-color="#ffffff"/>
    </style:style>
    <style:style style:name="T1" style:family="text">
      <style:text-properties officeooo:rsid="01267d19"/>
    </style:style>
    <style:style style:name="T2" style:family="text">
      <style:text-properties fo:font-variant="small-caps" fo:color="#800000" style:font-name="DejaVu Serif Condensed" fo:font-size="24pt" fo:font-weight="bold" officeooo:rsid="010fab6a" style:font-name-asian="DejaVu Sans" style:font-size-asian="18pt" style:font-weight-asian="bold" style:font-name-complex="Lohit Hindi" style:font-size-complex="18pt" style:font-weight-complex="bold"/>
    </style:style>
    <style:style style:name="T3" style:family="text">
      <style:text-properties officeooo:rsid="010afb0e"/>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ca" fo:country="ES"/>
    </style:style>
    <style:style style:name="T7" style:family="text">
      <style:text-properties fo:language="ca" fo:country="ES" officeooo:rsid="002a04e2"/>
    </style:style>
    <style:style style:name="T8" style:family="text">
      <style:text-properties fo:language="ca" fo:country="ES" officeooo:rsid="01267d19"/>
    </style:style>
    <style:style style:name="T9" style:family="text">
      <style:text-properties fo:language="ca" fo:country="ES" fo:font-weight="bold" officeooo:rsid="002a04e2" style:font-weight-asian="bold" style:font-weight-complex="bold"/>
    </style:style>
    <style:style style:name="T10" style:family="text">
      <style:text-properties fo:language="ca" fo:country="ES" fo:font-weight="bold" officeooo:rsid="01267d19" style:font-weight-asian="bold" style:font-weight-complex="bold"/>
    </style:style>
    <style:style style:name="T11" style:family="text">
      <style:text-properties fo:language="ca" fo:country="ES" fo:font-weight="normal" officeooo:rsid="002a04e2" style:font-weight-asian="normal" style:font-weight-complex="normal"/>
    </style:style>
    <style:style style:name="T12" style:family="text">
      <style:text-properties fo:language="ca" fo:country="ES" officeooo:rsid="0007c999"/>
    </style:style>
    <style:style style:name="T13" style:family="text">
      <style:text-properties fo:language="ca" fo:country="ES" fo:font-style="normal" officeooo:rsid="01267d19" style:font-style-asian="normal" style:font-style-complex="normal"/>
    </style:style>
    <style:style style:name="T14" style:family="text">
      <style:text-properties fo:language="ca" fo:country="ES" fo:font-style="italic" officeooo:rsid="01267d19"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officeooo:rsid="000af97d" style:font-weight-asian="bold" style:font-weight-complex="bold"/>
    </style:style>
    <style:style style:name="T17" style:family="text">
      <style:text-properties style:font-name="Verdana" fo:font-size="10.5pt" officeooo:rsid="0134d70f" style:font-size-asian="10.5pt"/>
    </style:style>
    <style:style style:name="T18" style:family="text">
      <style:text-properties style:font-name="Verdana" fo:font-size="10.5pt" officeooo:rsid="0136d53b" style:font-size-asian="10.5pt"/>
    </style:style>
    <style:style style:name="T19" style:family="text">
      <style:text-properties style:font-name="Verdana" fo:font-size="10.5pt" officeooo:rsid="013ad098" style:font-size-asian="10.5pt"/>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134d70f"/>
    </style:style>
    <style:style style:name="T23" style:family="text">
      <style:text-properties officeooo:rsid="0007c999"/>
    </style:style>
    <style:style style:name="T24" style:family="text">
      <style:text-properties officeooo:rsid="000502a0"/>
    </style:style>
    <style:style style:name="T25" style:family="text">
      <style:text-properties officeooo:rsid="00061869"/>
    </style:style>
    <style:style style:name="T26" style:family="text">
      <style:text-properties officeooo:rsid="001675f8"/>
    </style:style>
    <style:style style:name="T27" style:family="text">
      <style:text-properties officeooo:rsid="0012c13f"/>
    </style:style>
    <style:style style:name="T28" style:family="text">
      <style:text-properties officeooo:rsid="0136d53b"/>
    </style:style>
    <style:style style:name="T29" style:family="text">
      <style:text-properties style:font-name="Bitstream Vera Sans1" fo:language="ca" fo:country="ES" fo:font-style="normal" officeooo:rsid="01267d19" style:font-style-asian="normal" style:font-style-complex="normal"/>
    </style:style>
    <style:style style:name="T30" style:family="text">
      <style:text-properties officeooo:rsid="013ad098"/>
    </style:style>
    <style:style style:name="T31" style:family="text">
      <style:text-properties officeooo:rsid="000cb717"/>
    </style:style>
    <style:style style:name="T32" style:family="text">
      <style:text-properties officeooo:rsid="000af97d"/>
    </style:style>
    <style:style style:name="T33" style:family="text">
      <style:text-properties fo:color="#800000" style:font-name="DejaVu Sans Mono" fo:font-size="32pt" fo:font-style="normal" style:font-size-asian="24pt" style:font-style-asian="normal" style:font-size-complex="32pt" style:font-style-complex="normal"/>
    </style:style>
    <style:style style:name="T34" style:family="text">
      <style:text-properties fo:color="#800000" style:font-name="DejaVu Sans Mono" fo:font-size="32pt" fo:font-style="normal" style:font-size-asian="32pt" style:font-style-asian="normal" style:font-size-complex="32pt" style:font-style-complex="normal"/>
    </style:style>
    <style:style style:name="fr1" style:family="graphic" style:parent-style-name="Frame">
      <style:graphic-properties style:vertical-pos="top" style:vertical-rel="paragraph-content" style:horizontal-pos="center" style:horizontal-rel="paragraph" fo:background-color="#cfe7f5" style:background-transparency="80%" draw:fill="solid" draw:fill-color="#cfe7f5" draw:opacity="20%" fo:padding="0.15cm" fo:border-left="none" fo:border-right="none" fo:border-top="0.06pt solid #000000" fo:border-bottom="0.06pt solid #000000"/>
    </style:style>
    <style:style style:name="fr2" style:family="graphic" style:parent-style-name="Frame">
      <style:graphic-properties style:vertical-pos="from-top" style:vertical-rel="paragraph" style:horizontal-pos="from-left" style:horizontal-rel="paragraph" fo:background-color="#cfe7f5" style:background-transparency="80%" draw:fill="solid" draw:fill-color="#cfe7f5" draw:opacity="20%" fo:padding="0.15cm" fo:border-left="none" fo:border-right="none" fo:border-top="0.06pt solid #000000" fo:border-bottom="0.06pt solid #000000"/>
    </style:style>
    <style:style style:name="Sect1" style:family="section">
      <style:section-properties fo:background-color="#f0fff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4">
      <text:list-level-style-bullet text:level="1" text:style-name="Bullet_20_Symbols" text:bullet-char="●">
        <style:list-level-properties text:space-before="0.616cm" text:min-label-width="0.635cm"/>
        <style:text-properties style:font-name="StarSymbol"/>
      </text:list-level-style-bullet>
      <text:list-level-style-bullet text:level="2" text:style-name="Bullet_20_Symbols" text:bullet-char="○">
        <style:list-level-properties text:space-before="1.886cm" text:min-label-width="0.635cm"/>
        <style:text-properties style:font-name="StarSymbol"/>
      </text:list-level-style-bullet>
      <text:list-level-style-bullet text:level="3" text:style-name="Bullet_20_Symbols" text:bullet-char="■">
        <style:list-level-properties text:space-before="3.156cm" text:min-label-width="0.635cm"/>
        <style:text-properties style:font-name="StarSymbol"/>
      </text:list-level-style-bullet>
      <text:list-level-style-bullet text:level="4" text:style-name="Bullet_20_Symbols" text:bullet-char="●">
        <style:list-level-properties text:space-before="4.426cm" text:min-label-width="0.635cm"/>
        <style:text-properties style:font-name="StarSymbol"/>
      </text:list-level-style-bullet>
      <text:list-level-style-bullet text:level="5" text:style-name="Bullet_20_Symbols" text:bullet-char="○">
        <style:list-level-properties text:space-before="5.696cm" text:min-label-width="0.635cm"/>
        <style:text-properties style:font-name="StarSymbol"/>
      </text:list-level-style-bullet>
      <text:list-level-style-bullet text:level="6" text:style-name="Bullet_20_Symbols" text:bullet-char="■">
        <style:list-level-properties text:space-before="6.966cm" text:min-label-width="0.635cm"/>
        <style:text-properties style:font-name="StarSymbol"/>
      </text:list-level-style-bullet>
      <text:list-level-style-bullet text:level="7" text:style-name="Bullet_20_Symbols" text:bullet-char="●">
        <style:list-level-properties text:space-before="8.236cm" text:min-label-width="0.635cm"/>
        <style:text-properties style:font-name="StarSymbol"/>
      </text:list-level-style-bullet>
      <text:list-level-style-bullet text:level="8" text:style-name="Bullet_20_Symbols" text:bullet-char="○">
        <style:list-level-properties text:space-before="9.506cm" text:min-label-width="0.635cm"/>
        <style:text-properties style:font-name="StarSymbol"/>
      </text:list-level-style-bullet>
      <text:list-level-style-bullet text:level="9" text:style-name="Bullet_20_Symbols" text:bullet-char="■">
        <style:list-level-properties text:space-before="10.776cm" text:min-label-width="0.635cm"/>
        <style:text-properties style:font-name="StarSymbol"/>
      </text:list-level-style-bullet>
      <text:list-level-style-bullet text:level="10" text:style-name="Bullet_20_Symbols" text:bullet-char="●">
        <style:list-level-properties text:space-before="12.046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style:style style:name="gr1" style:family="graphic">
      <style:graphic-properties draw:stroke="none" svg:stroke-color="#000000" draw:fill="none" draw:fill-color="#ffffff" fo:min-height="6.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1cm" svg:stroke-color="#8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8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1cm" svg:stroke-color="#800000" draw:textarea-horizontal-align="center" draw:textarea-vertical-align="middle" fo:padding-top="0.019cm" fo:padding-bottom="0.019cm" fo:padding-left="0.019cm" fo:padding-right="0.019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2cm" svg:stroke-color="#800000" draw:marker-start-width="0.508cm" draw:marker-end-width="0.508cm" draw:fill="solid" draw:fill-color="#ffffff" draw:textarea-horizontal-align="justify" draw:textarea-vertical-align="middle" draw:auto-grow-height="fals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text:p text:style-name="P11"><draw:custom-shape text:anchor-type="paragraph" draw:z-index="0" draw:name="Forma16" draw:style-name="gr5" draw:text-style-name="P62" svg:width="17.883cm" svg:height="23.893cm" svg:x="-0.561cm" svg:y="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5" draw:name="Forma17" draw:style-name="gr1" draw:text-style-name="P61" svg:width="16.961cm" svg:height="7.887cm" svg:x="0.044cm" svg:y="6.512cm"><draw:text-box><text:p text:style-name="P60"><text:span text:style-name="T33">ADSO</text:span></text:p><text:p text:style-name="P60"><text:span text:style-name="T33">Training</text:span><text:span text:style-name="T34"> 3</text:span></text:p><text:p text:style-name="P60"><text:span text:style-name="T34"/></text:p><text:p text:style-name="P60"><text:span text:style-name="T34"><text:s/></text:span><text:span text:style-name="T34">Scripts d'automatització de tasques</text:span></text:p></draw:text-box></draw:frame></text:p>
      <text:table-of-content text:style-name="Sect1" text:name="Sumario1">
        <text:table-of-content-source text:outline-level="10" text:use-index-marks="false" text:use-index-source-styles="true">
          <text:index-title-template text:style-name="Contents_20_Heading">Índex</text:index-title-template>
          <text:table-of-content-entry-template text:outline-level="1" text:style-name="Index">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List_20_Paragraph">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List_20_Paragraph">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btitle">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Pregunta">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6"/>
          </text:index-source-styles>
        </text:table-of-content-source>
        <text:index-body>
          <text:index-title text:style-name="Sect2" text:name="Sumario1_Head">
            <text:p text:style-name="P12">Índex</text:p>
          </text:index-title>
          <text:p text:style-name="P28"><text:a xlink:type="simple" xlink:href="#__RefHeading__1858_1238089771" text:style-name="Index_20_Link" text:visited-style-name="Index_20_Link">1. Introducció<text:tab/>2</text:a></text:p>
          <text:p text:style-name="P29"><text:a xlink:type="simple" xlink:href="#__RefHeading___Toc8466_2808854764" text:style-name="Index_20_Link" text:visited-style-name="Index_20_Link">1.1. Objectius<text:tab/>2</text:a></text:p>
          <text:p text:style-name="P28"><text:a xlink:type="simple" xlink:href="#__RefHeading__9558_1238089771" text:style-name="Index_20_Link" text:visited-style-name="Index_20_Link">2. Com començar<text:tab/>3</text:a></text:p>
          <text:p text:style-name="P29"><text:a xlink:type="simple" xlink:href="#__RefHeading___Toc8468_2808854764" text:style-name="Index_20_Link" text:visited-style-name="Index_20_Link">2.1. Comproveu la versió de python instal·lada<text:tab/>3</text:a></text:p>
          <text:p text:style-name="P29"><text:a xlink:type="simple" xlink:href="#__RefHeading___Toc8470_2808854764" text:style-name="Index_20_Link" text:visited-style-name="Index_20_Link">2.2. Integrated Development Environment (IDE): spyder3<text:tab/>3</text:a></text:p>
          <text:p text:style-name="P29"><text:a xlink:type="simple" xlink:href="#__RefHeading___Toc8472_2808854764" text:style-name="Index_20_Link" text:visited-style-name="Index_20_Link">2.3. Propietats d’un bon script<text:tab/>3</text:a></text:p>
          <text:p text:style-name="P28"><text:a xlink:type="simple" xlink:href="#__RefHeading___Toc8474_2808854764" text:style-name="Index_20_Link" text:visited-style-name="Index_20_Link">3. Script 1: Usuaris innecessaris<text:tab/>4</text:a></text:p>
          <text:p text:style-name="P29"><text:a xlink:type="simple" xlink:href="#__RefHeading___Toc8476_2808854764" text:style-name="Index_20_Link" text:visited-style-name="Index_20_Link">3.1. El script en Bash<text:tab/>5</text:a></text:p>
          <text:p text:style-name="P29"><text:a xlink:type="simple" xlink:href="#__RefHeading___Toc8478_2808854764" text:style-name="Index_20_Link" text:visited-style-name="Index_20_Link">3.2. Script en Python<text:tab/>6</text:a></text:p>
          <text:p text:style-name="P28"><text:a xlink:type="simple" xlink:href="#__RefHeading___Toc8480_2808854764" text:style-name="Index_20_Link" text:visited-style-name="Index_20_Link">4. Detecció de usuaris inactius<text:tab/>6</text:a></text:p>
          <text:p text:style-name="P29"><text:a xlink:type="simple" xlink:href="#__RefHeading___Toc8482_2808854764" text:style-name="Index_20_Link" text:visited-style-name="Index_20_Link">4.1. El script en Bash<text:tab/>7</text:a></text:p>
          <text:p text:style-name="P29"><text:a xlink:type="simple" xlink:href="#__RefHeading___Toc8484_2808854764" text:style-name="Index_20_Link" text:visited-style-name="Index_20_Link">4.2. Script en Python<text:tab/>7</text:a></text:p>
          <text:p text:style-name="P28"><text:a xlink:type="simple" xlink:href="#__RefHeading___Toc8486_2808854764" text:style-name="Index_20_Link" text:visited-style-name="Index_20_Link">5. Script per a la gestió de l'espai en disc<text:tab/>8</text:a></text:p>
          <text:p text:style-name="P29"><text:a xlink:type="simple" xlink:href="#__RefHeading___Toc8488_2808854764" text:style-name="Index_20_Link" text:visited-style-name="Index_20_Link">5.1. El script en Bash<text:tab/>9</text:a></text:p>
          <text:p text:style-name="P29"><text:a xlink:type="simple" xlink:href="#__RefHeading___Toc8490_2808854764" text:style-name="Index_20_Link" text:visited-style-name="Index_20_Link">5.2. Script en Python<text:tab/>9</text:a></text:p>
          <text:p text:style-name="P28"><text:a xlink:type="simple" xlink:href="#__RefHeading___Toc8492_2808854764" text:style-name="Index_20_Link" text:visited-style-name="Index_20_Link">6. Informació d'usuaris<text:tab/>10</text:a></text:p>
          <text:p text:style-name="P29"><text:a xlink:type="simple" xlink:href="#__RefHeading___Toc8494_2808854764" text:style-name="Index_20_Link" text:visited-style-name="Index_20_Link">6.1. El script en Bash<text:tab/>10</text:a></text:p>
          <text:p text:style-name="P29"><text:a xlink:type="simple" xlink:href="#__RefHeading___Toc8496_2808854764" text:style-name="Index_20_Link" text:visited-style-name="Index_20_Link">6.2. Script en Python<text:tab/>11</text:a></text:p>
          <text:p text:style-name="P28"><text:a xlink:type="simple" xlink:href="#__RefHeading___Toc8498_2808854764" text:style-name="Index_20_Link" text:visited-style-name="Index_20_Link">7. Estadístiques de login y processos<text:tab/>11</text:a></text:p>
          <text:p text:style-name="P29"><text:a xlink:type="simple" xlink:href="#__RefHeading___Toc8500_2808854764" text:style-name="Index_20_Link" text:visited-style-name="Index_20_Link">7.1. El script en Bash<text:tab/>12</text:a></text:p>
          <text:p text:style-name="P29"><text:a xlink:type="simple" xlink:href="#__RefHeading___Toc8502_2808854764" text:style-name="Index_20_Link" text:visited-style-name="Index_20_Link">7.2. Script en Python<text:tab/>12</text:a></text:p>
          <text:p text:style-name="P28"><text:a xlink:type="simple" xlink:href="#__RefHeading___Toc8504_2808854764" text:style-name="Index_20_Link" text:visited-style-name="Index_20_Link">8. Estadístiques de comunicació<text:tab/>12</text:a></text:p>
          <text:p text:style-name="P29"><text:a xlink:type="simple" xlink:href="#__RefHeading___Toc8506_2808854764" text:style-name="Index_20_Link" text:visited-style-name="Index_20_Link">8.1. El script en Bash<text:tab/>13</text:a></text:p>
          <text:p text:style-name="P29"><text:a xlink:type="simple" xlink:href="#__RefHeading___Toc8508_2808854764" text:style-name="Index_20_Link" text:visited-style-name="Index_20_Link">8.2. Script en Python<text:tab/>13</text:a></text:p>
          <text:p text:style-name="P28"><text:a xlink:type="simple" xlink:href="#__RefHeading___Toc8510_2808854764" text:style-name="Index_20_Link" text:visited-style-name="Index_20_Link">9. Activitat dels usuaris<text:tab/>14</text:a></text:p>
          <text:p text:style-name="P29"><text:a xlink:type="simple" xlink:href="#__RefHeading___Toc8512_2808854764" text:style-name="Index_20_Link" text:visited-style-name="Index_20_Link">9.1. El script en Bash<text:tab/>14</text:a></text:p>
          <text:p text:style-name="P29"><text:a xlink:type="simple" xlink:href="#__RefHeading___Toc8514_2808854764" text:style-name="Index_20_Link" text:visited-style-name="Index_20_Link">9.2. Script en Python<text:tab/>15</text:a></text:p>
          <text:p text:style-name="P28"><text:a xlink:type="simple" xlink:href="#__RefHeading___Toc8516_2808854764" text:style-name="Index_20_Link" text:visited-style-name="Index_20_Link">10. Referències Bibliogràfiques<text:tab/>15</text:a></text:p>
        </text:index-body>
      </text:table-of-content>
      <text:h text:style-name="P16" text:outline-level="1" text:is-list-header="true"/>
      <text:p text:style-name="P56"/>
      <text:h text:style-name="P16" text:outline-level="1"><text:bookmark-start text:name="__RefHeading__1858_1238089771"/>Introducció<text:bookmark-end text:name="__RefHeading__1858_1238089771"/></text:h>
      <text:p text:style-name="P42">Normalment les tasques d'administració han de repetir-se una vegada i una altra, motiu pel qual l'administrador ha d'escriure de nou les comandes i en ocasions canviant només algun paràmetre d'entrada. Fer aquestes tasques manualment no només implica una inversió considerable de temps sinó que exposa el sistema a errors quan es repeteix una comanda de forma equivocada. L'automatització d'aquestes tasques mitjançant llenguatges d'script millora l'eficiència del sistema ja que aquestes es realitzen sense la intervenció de l'administrador. També augmenta la fiabilitat perquè <text:span text:style-name="T17">les</text:span> comandes es repeteixen de la mateixa forma cada vegada i a més a més permet garantir la regularitat en la seva execució perquè aquestes tasques es poden programar fàcilment perquè s'executin periòdicament.</text:p>
      <text:p text:style-name="P55">Encara que l'automatització es podria fer en qualsevol llenguatge de programació existeixen llenguatges, coneguts com llenguatges <text:span text:style-name="T4">d'scripting</text:span>. Aquest<text:span text:style-name="T22">s</text:span> llenguatges permeten combinar fàcilment expressions del propi llenguatge d'script amb comandes del sistema, i també faciliten la manipulació de fitxers de text, llistes, i el recorregut i tractament de directoris, i altres tasques útils per a l'administració. Existeixen múltiples llenguatges <text:span text:style-name="T4">d'scripting</text:span>: els associats al shell (com <text:span text:style-name="T4">Bash</text:span> o <text:span text:style-name="T4">C shell</text:span>) i altres amb funcionalitats més esteses com <text:s/><text:span text:style-name="T4">Perl</text:span> o <text:span text:style-name="T4">Python</text:span>.</text:p>
      <text:h text:style-name="Heading_20_2" text:outline-level="2"><text:bookmark-start text:name="__RefHeading___Toc8466_2808854764"/>Objectius<text:bookmark-end text:name="__RefHeading___Toc8466_2808854764"/></text:h>
      <text:p text:style-name="P32">Aprendre a automatitzar algunes tasques comunes d'administració de sistemes fent ús de llenguatges d'script com el Bash i el <text:span text:style-name="T23">Python</text:span>. <text:span text:style-name="T24">Tasques a automatitzar (en Python i Bash):</text:span></text:p>
      <text:p text:style-name="P32"/>
      <text:p text:style-name="P36">Script 1: <text:span text:style-name="T22">D</text:span>eterminar quins usuaris del fitxer /etc/password són invàlids.</text:p>
      <text:p text:style-name="P30">Script 2: <text:span text:style-name="T22">G</text:span>estió de l'espai en disc utilitzat per cada usuari del sistema. </text:p>
      <text:p text:style-name="P31">Script <text:span text:style-name="T22">3</text:span>. Informació d'usuaris</text:p>
      <text:p text:style-name="P31">Script <text:span text:style-name="T22">4</text:span>. Estadístiques de login y processos</text:p>
      <text:p text:style-name="P33"><text:span text:style-name="T25">Script </text:span><text:span text:style-name="T17">5</text:span><text:span text:style-name="T25">. Estadístiques de comunicació</text:span></text:p>
      <text:p text:style-name="P31">Script <text:span text:style-name="T22">6</text:span>. Activitat dels usuaris</text:p>
      <text:p text:style-name="P31"/>
      <text:h text:style-name="Heading_20_1" text:outline-level="1"><text:bookmark-start text:name="__RefHeading__9558_1238089771"/><text:soft-page-break/>Com començar<text:bookmark-end text:name="__RefHeading__9558_1238089771"/></text:h>
      <text:list xml:id="list3524532915" text:style-name="L3">
        <text:list-item>
          <text:p text:style-name="P37"><text:span text:style-name="T18">Aprendre</text:span> la programació de shell-scripts amb Bash <text:span text:style-name="T28">[1]</text:span></text:p>
        </text:list-item>
        <text:list-item>
          <text:p text:style-name="P37">Analitzar les construccions bàsics del llenguatge <text:span text:style-name="T23">Python </text:span><text:span text:style-name="T28">[4]</text:span></text:p>
        </text:list-item>
      </text:list>
      <text:h text:style-name="P22" text:outline-level="2"><text:bookmark-start text:name="__RefHeading___Toc8468_2808854764"/>Comproveu la versió de python instal·lada<text:bookmark-end text:name="__RefHeading___Toc8468_2808854764"/></text:h>
      <text:p text:style-name="P44">Tots els usuaris del sistema han de poder executar les dues versions:</text:p>
      <text:p text:style-name="P44"><text:span text:style-name="T5">#python</text:span><text:span text:style-name="T15"> </text:span><text:s/>(executarà la versió inferior)</text:p>
      <text:p text:style-name="P44"><text:span text:style-name="T5">#python3</text:span> (executarà la versió <text:span text:style-name="T26">actualitzada</text:span>)</text:p>
      <text:h text:style-name="P23" text:outline-level="2"><draw:frame draw:style-name="fr1" draw:name="Marco1" text:anchor-type="paragraph" svg:width="16.663cm" draw:z-index="26"><draw:text-box fo:min-height="1.709cm"><text:p text:style-name="Frame_20_contents"/></draw:text-box></draw:frame><text:bookmark-start text:name="__RefHeading___Toc8470_2808854764"/>Integrated Development Environment (IDE): spyder3 <text:bookmark-end text:name="__RefHeading___Toc8470_2808854764"/></text:h>
      <text:p text:style-name="Standard">Instal·leu un Integrated Development Environment (IDE): spyder3 (busca la web oficial). <text:span text:style-name="T27">Tots els usuaris del sistema han de poder utilitzar aquesta eina</text:span></text:p>
      <text:p text:style-name="Standard">Per a que serveix? Que característiques te? Descriu el procés d’instal·lació</text:p>
      <text:h text:style-name="P24" text:outline-level="2"><draw:frame draw:style-name="fr1" draw:name="Marco5" text:anchor-type="paragraph" svg:width="16.663cm" draw:z-index="27"><draw:text-box fo:min-height="1.709cm"><text:p text:style-name="Frame_20_contents"/></draw:text-box></draw:frame><text:bookmark-start text:name="__RefHeading___Toc8472_2808854764"/>Propietats d’un bon script<text:bookmark-end text:name="__RefHeading___Toc8472_2808854764"/></text:h>
      <text:p text:style-name="Standard"><text:s text:c="4"/>1) Un script ha d'executar-se sense errors.</text:p>
      <text:p text:style-name="Standard"><text:s text:c="4"/>2) Ha de realitzar la tasca per a la qual està pensat.</text:p>
      <text:p text:style-name="Standard"><text:s text:c="4"/>3) La lògica del programa ha d'estar clarament definida.</text:p>
      <text:p text:style-name="Standard"><text:s text:c="4"/>4) Un script no ha de fer treball innecessari.</text:p>
      <text:p text:style-name="Standard"><text:s text:c="4"/>5) Els scripts han de ser reutilizables.</text:p>
      <text:p text:style-name="Standard"/>
      <text:h text:style-name="Heading_20_1" text:outline-level="1"><text:bookmark-start text:name="__RefHeading___Toc8474_2808854764"/><text:soft-page-break/>Script <text:span text:style-name="T24">1</text:span>: Usuaris innecessaris<text:bookmark-end text:name="__RefHeading___Toc8474_2808854764"/></text:h>
      <text:p text:style-name="Standard"/>
      <text:p text:style-name="P32">Es demana fer un script que determini quins usuaris del fitxer <text:span text:style-name="T5">/etc/passwd</text:span> són invàlids. Un usuari invàlid és aquell que existeix en el fitxer de <text:span text:style-name="T5">passwd</text:span> però que en canvi no té cap presencia en el sistema (és a dir, que no té cap fitxer). També, hi ha usuaris que no tenen cap fitxer, però que serveixen per executar <text:span text:style-name="T4">daemons</text:span> del sistema. Afegiu una opció per declarar vàlids als usuaris que tenen algun procés en execució (flag -p).</text:p>
      <text:p text:style-name="Standard"/>
      <text:p text:style-name="Standard">Exemple de la sortida:</text:p>
      <text:p text:style-name="Standard"><draw:frame draw:style-name="fr1" draw:name="Marco2" text:anchor-type="paragraph" svg:width="16.663cm" draw:z-index="28"><draw:text-box fo:min-height="1.709cm"><text:p text:style-name="P14">$./BadUsers.sh</text:p><text:p text:style-name="P14">daemon</text:p><text:p text:style-name="P14">bin</text:p><text:p text:style-name="P14">sys</text:p><text:p text:style-name="P14">sync</text:p><text:p text:style-name="P14">games</text:p><text:p text:style-name="P14">lp</text:p><text:p text:style-name="P14">mail</text:p><text:p text:style-name="P14">news</text:p><text:p text:style-name="P14">aduran</text:p><text:p text:style-name="P14">alvarez</text:p><text:p text:style-name="P14">proxy</text:p><text:p text:style-name="P14">backup</text:p><text:p text:style-name="P14"/><text:p text:style-name="P14">$./BadUsers.sh -p</text:p><text:p text:style-name="P14">bin</text:p><text:p text:style-name="P14">sync</text:p><text:p text:style-name="P14">games</text:p><text:p text:style-name="P14">lp</text:p><text:p text:style-name="P14">news</text:p><text:p text:style-name="P14">aduran</text:p><text:p text:style-name="P14">alvarez</text:p><text:p text:style-name="P14">proxy</text:p><text:p text:style-name="P14">backup</text:p></draw:text-box></draw:frame></text:p>
      <text:h text:style-name="Heading_20_2" text:outline-level="2"><text:bookmark-start text:name="__RefHeading___Toc8476_2808854764"/><text:soft-page-break/>El script en Bash<text:bookmark-end text:name="__RefHeading___Toc8476_2808854764"/></text:h>
      <text:p text:style-name="P34"><text:span text:style-name="T12">T</text:span><text:span text:style-name="T8">eniu el </text:span><text:span text:style-name="T12">un </text:span><text:span text:style-name="T8">script fet en Bash. <text:s/>Completeu els espais buits amb les comandes apropiades.</text:span></text:p>
      <text:p text:style-name="P34"><draw:frame draw:style-name="fr2" draw:name="Marco6" text:anchor-type="paragraph" svg:x="0.09cm" svg:y="0.235cm" svg:width="16.663cm" draw:z-index="29"><draw:text-box fo:min-height="1.709cm"><text:p text:style-name="P15">#!/bin/bash</text:p><text:p text:style-name="P15">p=0</text:p><text:p text:style-name="P15">usage=”Usage: BadUser.sh [-p]”</text:p><text:p text:style-name="P15"># detecció de opcions d'entrada: només son vàlids: sense paràmetres i -p</text:p><text:p text:style-name="P15">if [ $# -ne 0 ]; then</text:p><text:p text:style-name="P15"><text:s text:c="4"/>if <text:s/>[ $# -eq 1 ]; then</text:p><text:p text:style-name="P15"><text:s text:c="8"/>if [ $1 == "-p" ]; then </text:p><text:p text:style-name="P15"><text:s text:c="12"/>p=1</text:p><text:p text:style-name="P15"><text:s text:c="8"/>else</text:p><text:p text:style-name="P15"><text:s text:c="12"/>echo $usage; exit 1</text:p><text:p text:style-name="P15"><text:s text:c="8"/>fi <text:tab/> </text:p><text:p text:style-name="P15"><text:s text:c="4"/>else </text:p><text:p text:style-name="P15"><text:s text:c="8"/>echo $usage; exit 1</text:p><text:p text:style-name="P15"><text:s text:c="4"/>fi</text:p><text:p text:style-name="P15">fi</text:p><text:p text:style-name="P15"># afegiu una comanda per llegir el fitxer de password i només agafar el camp de # nom de l'usuari</text:p><text:p text:style-name="P15">for user in `___________________`; do</text:p><text:p text:style-name="P15"><text:s text:c="4"/>home=`cat /etc/passwd | grep "^$user\&gt;" | cut -d: -f6`</text:p><text:p text:style-name="P15"><text:s text:c="4"/>if [ -d $home ]; then</text:p><text:p text:style-name="P15"><text:s text:c="8"/>num_fich=`find $home -type f -user $user | wc -l`</text:p><text:p text:style-name="P15"><text:s text:c="4"/>else</text:p><text:p text:style-name="P15"><text:s text:c="8"/>num_fich=0</text:p><text:p text:style-name="P15"><text:s text:c="4"/>fi</text:p><text:p text:style-name="P15"/><text:p text:style-name="P15"><text:s text:c="4"/>if [ $num_fich -eq 0 ] ; then</text:p><text:p text:style-name="P15"><text:s text:c="8"/>if [ $p -eq 1 ]; then</text:p><text:p text:style-name="P15"/><text:p text:style-name="P15"># afegiu una comanda per detectar si l'usuari te processos en execució, </text:p><text:p text:style-name="P15"># si no te ningú la variable $user_proc ha de ser 0</text:p><text:p text:style-name="P15"><text:s text:c="12"/>user_proc=`______________________________________________`</text:p><text:p text:style-name="P15"/><text:p text:style-name="P15"><text:s text:c="12"/>if [ $user_proc -eq 0 ]; then</text:p><text:p text:style-name="P15"><text:s text:c="16"/>echo "$user"</text:p><text:p text:style-name="P15"><text:s text:c="12"/>fi</text:p><text:p text:style-name="P15"><text:s text:c="8"/>else</text:p><text:p text:style-name="P15"><text:s text:c="12"/>echo "$user"</text:p><text:p text:style-name="P15"><text:s text:c="8"/>fi</text:p><text:p text:style-name="P15"><text:s text:c="4"/>fi <text:s text:c="3"/></text:p><text:p text:style-name="P15">done</text:p></draw:text-box></draw:frame><text:span text:style-name="T8"/></text:p>
      <text:p text:style-name="P34"><text:soft-page-break/><text:span text:style-name="T8"/></text:p>
      <text:p text:style-name="P34"><text:span text:style-name="T8">Què vol dir exactament aquesta comanda: </text:span></text:p>
      <text:p text:style-name="P34"><text:span text:style-name="T8">`cat /etc/passwd | grep "^$user\&gt;" | cut -d: -f6`?</text:span></text:p>
      <text:p text:style-name="P34"><draw:frame draw:style-name="fr1" draw:name="Marco7" text:anchor-type="paragraph" svg:width="16.663cm" draw:z-index="30"><draw:text-box fo:min-height="1.709cm"><text:p text:style-name="Frame_20_contents"/></draw:text-box></draw:frame><text:span text:style-name="T8">Quina diferencia hi ha amb la comanda:</text:span></text:p>
      <text:p text:style-name="P34"><text:span text:style-name="T8">`cat /etc/passwd | grep "$user" | cut -d: -f6`?</text:span></text:p>
      <text:p text:style-name="P34"><draw:frame draw:style-name="fr1" draw:name="Marco8" text:anchor-type="paragraph" svg:width="16.663cm" draw:z-index="31"><draw:text-box fo:min-height="1.709cm"><text:p text:style-name="Frame_20_contents"/></draw:text-box></draw:frame><text:span text:style-name="T8"><text:s/>Mostra la sortida de l'execució del script</text:span></text:p>
      <text:h text:style-name="P25" text:outline-level="2"><draw:frame draw:style-name="fr1" draw:name="Marco9" text:anchor-type="paragraph" svg:width="16.663cm" draw:z-index="32"><draw:text-box fo:min-height="1.709cm"><text:p text:style-name="Frame_20_contents"/></draw:text-box></draw:frame><text:bookmark-start text:name="__RefHeading___Toc8478_2808854764"/>Script en Python<text:bookmark-end text:name="__RefHeading___Toc8478_2808854764"/></text:h>
      <text:p text:style-name="P45">Feu el mateix script amb llenguatge Python</text:p>
      <text:p text:style-name="P38"><draw:frame draw:style-name="fr1" draw:name="Marco10" text:anchor-type="paragraph" svg:width="16.663cm" draw:z-index="33"><draw:text-box fo:min-height="1.709cm"><text:p text:style-name="Frame_20_contents"/></draw:text-box></draw:frame><text:span text:style-name="T8">Mostra la sortida de l'execució del script</text:span></text:p>
      <text:p text:style-name="P38"><draw:frame draw:style-name="fr1" draw:name="Marco11" text:anchor-type="paragraph" svg:width="16.663cm" draw:z-index="34"><draw:text-box fo:min-height="1.709cm"><text:p text:style-name="Frame_20_contents"/></draw:text-box></draw:frame><text:span text:style-name="T8"/></text:p>
      <text:h text:style-name="Heading_20_1" text:outline-level="1"><text:bookmark-start text:name="__RefHeading___Toc8480_2808854764"/>Detecció de usuaris inactius<text:bookmark-end text:name="__RefHeading___Toc8480_2808854764"/></text:h>
      <text:p text:style-name="P34"><text:span text:style-name="T8">Ara esteneu aquest script per detectar usuaris </text:span><text:span text:style-name="Emphasis"><text:span text:style-name="T8">inactius</text:span></text:span><text:span text:style-name="T8">. Es defineix com inactius als que no executen cap procés (veure comanda </text:span><text:span text:style-name="User_20_Entry"><text:span text:style-name="T8">ps</text:span></text:span><text:span text:style-name="T8"> al punt anterior), que fa molt de temps que no han fet </text:span><text:soft-page-break/><text:span text:style-name="T8">login (ver comandes </text:span><text:span text:style-name="T10">finger</text:span><text:span text:style-name="T8">, </text:span><text:span text:style-name="T10">last</text:span><text:span text:style-name="T8"> i </text:span><text:span text:style-name="User_20_Entry"><text:span text:style-name="T29">lastlog</text:span></text:span><text:span text:style-name="User_20_Entry"><text:span text:style-name="T13">)</text:span></text:span><text:span text:style-name="T8">, i que fa molt de temps que no han modificat cap dels seus fitxers (veure opcions </text:span><text:span text:style-name="T14">time</text:span><text:span text:style-name="T8"> a la comanda </text:span><text:span text:style-name="User_20_Entry"><text:span text:style-name="T13">find</text:span></text:span><text:span text:style-name="T8">). El període d'inactivitat s'indicarà a través d'un paràmetre:</text:span></text:p>
      <text:h text:style-name="P19" text:outline-level="2"><draw:frame draw:style-name="fr1" draw:name="Marco12" text:anchor-type="paragraph" svg:width="16.663cm" draw:z-index="35"><draw:text-box fo:min-height="1.709cm"><text:p text:style-name="P13">$./BadUsers.sh -t 2d (indica 2 dies)</text:p><text:p text:style-name="P13">alvarez</text:p><text:p text:style-name="P13">aduran</text:p><text:p text:style-name="P13">xavim</text:p><text:p text:style-name="P13">marcg</text:p><text:p text:style-name="P13"/><text:p text:style-name="P13">$./BadUsers.pl -t 4m (indica 4 mesos)</text:p><text:p text:style-name="P13">xavim</text:p><text:p text:style-name="P13">marcg <text:s text:c="2"/></text:p></draw:text-box></draw:frame><text:bookmark-start text:name="__RefHeading___Toc8482_2808854764"/><text:span text:style-name="T8">El script en Bash</text:span><text:bookmark-end text:name="__RefHeading___Toc8482_2808854764"/></text:h>
      <text:p text:style-name="P48"><text:span text:style-name="T8">F</text:span><text:span text:style-name="T6">eu el script amb Bash</text:span></text:p>
      <text:p text:style-name="P39"><draw:frame draw:style-name="fr1" draw:name="Marco16" text:anchor-type="paragraph" svg:width="16.663cm" draw:z-index="39"><draw:text-box fo:min-height="1.709cm"><text:p text:style-name="Frame_20_contents"/></draw:text-box></draw:frame><draw:frame draw:style-name="fr1" draw:name="Marco13" text:anchor-type="paragraph" svg:width="16.663cm" draw:z-index="36"><draw:text-box fo:min-height="1.709cm"><text:p text:style-name="Frame_20_contents"/></draw:text-box></draw:frame><text:span text:style-name="T8">Mostra la sortida de l'execució del script</text:span></text:p>
      <text:p text:style-name="P39"><draw:frame draw:style-name="fr1" draw:name="Marco17" text:anchor-type="paragraph" svg:width="16.663cm" draw:z-index="40"><draw:text-box fo:min-height="1.709cm"><text:p text:style-name="Frame_20_contents"/></draw:text-box></draw:frame><text:span text:style-name="T8"/></text:p>
      <text:h text:style-name="P26" text:outline-level="2"><text:bookmark-start text:name="__RefHeading___Toc8484_2808854764"/>Script en Python<text:bookmark-end text:name="__RefHeading___Toc8484_2808854764"/></text:h>
      <text:p text:style-name="P46">Feu el mateix script amb llenguatge Python</text:p>
      <text:p text:style-name="P39"><draw:frame draw:style-name="fr1" draw:name="Marco14" text:anchor-type="paragraph" svg:width="16.663cm" draw:z-index="37"><draw:text-box fo:min-height="1.709cm"><text:p text:style-name="Frame_20_contents"/></draw:text-box></draw:frame><text:soft-page-break/><text:span text:style-name="T8">Mostra la sortida de l'execució del script</text:span></text:p>
      <text:p text:style-name="P39"><draw:frame draw:style-name="fr1" draw:name="Marco15" text:anchor-type="paragraph" svg:width="16.663cm" draw:z-index="38"><draw:text-box fo:min-height="1.709cm"><text:p text:style-name="Frame_20_contents"/></draw:text-box></draw:frame><text:span text:style-name="T8"/></text:p>
      <text:h text:style-name="P17" text:outline-level="1"><text:bookmark-start text:name="__RefHeading___Toc8486_2808854764"/><text:span text:style-name="T8">Script per a la gestió de l'espai en disc</text:span><text:bookmark-end text:name="__RefHeading___Toc8486_2808854764"/></text:h>
      <text:p text:style-name="P32">S'ha de fer un script que calculi l'espai en disc utilitzat per cada usuari del sistema. Si sobrepassa un espai determinat que es passa com paràmetre, s'haurà d'escriure un missatge al <text:span text:style-name="Emphasis">.profile</text:span> del usuari en qüestió per informar-li que ha d'esborrar/comprimir alguns dels seus fitxers.</text:p>
      <text:p text:style-name="Standard">Concretament , la sintaxi del programa ha de ser la següent: </text:p>
      <text:p text:style-name="Standard"><text:span text:style-name="User_20_Entry">$ ocupacio.sh max_permès</text:span></text:p>
      <text:p text:style-name="P50"><text:span text:style-name="T8">Per exemple:</text:span></text:p>
      <text:p text:style-name="P42"><draw:frame draw:style-name="fr1" draw:name="Marco18" text:anchor-type="paragraph" svg:width="16.663cm" draw:z-index="41"><draw:text-box fo:min-height="1.709cm"><text:p text:style-name="Frame_20_contents">$ ./ocupacio.sh 600M</text:p><text:p text:style-name="Frame_20_contents"><text:tab/>root<text:tab/><text:tab/>567 MB</text:p><text:p text:style-name="Frame_20_contents"><text:tab/>alvarez<text:tab/><text:tab/>128 KB</text:p><text:p text:style-name="Frame_20_contents"><text:tab/>aduran<text:tab/><text:tab/>120 MB</text:p></draw:text-box></draw:frame>Desprès esteneu el script per afegir una opció per grups <text:span text:style-name="User_20_Entry">-g</text:span>: <text:s/>Amb aquesta opció l'script ha de retornar l'ocupació total per als usuaris del grup <text:span text:style-name="T15">&lt;grup&gt;</text:span>, el total d'ocupació del grup sencer, i posar el missatge als usuaris que sobrepassen el <text:span text:style-name="T15">max_permès</text:span>.</text:p>
      <text:p text:style-name="Text_20_body">Per tant, la sintaxi final del programa haurà de ser:</text:p>
      <text:p text:style-name="Text_20_body"><text:span text:style-name="User_20_Entry">$ ocupacio.sh [-g grup] max_permès</text:span></text:p>
      <text:p text:style-name="P50"><text:span text:style-name="T8">Per exemple:</text:span></text:p>
      <text:p text:style-name="P50"><draw:frame draw:style-name="fr1" draw:name="Marco19" text:anchor-type="paragraph" svg:width="16.663cm" draw:z-index="42"><draw:text-box fo:min-height="1.709cm"><text:p text:style-name="Frame_20_contents">$ ./ocupacio.sh -g users 500K</text:p><text:p text:style-name="Frame_20_contents">alvarez<text:tab/><text:tab/>128 KB</text:p><text:p text:style-name="Frame_20_contents">xavim<text:tab/><text:tab/>23 MB</text:p><text:p text:style-name="Frame_20_contents">( ... )</text:p></draw:text-box></draw:frame><text:soft-page-break/><text:span text:style-name="T8">NOTA: El missatge que s'ha de posar en el </text:span><text:span text:style-name="Emphasis"><text:span text:style-name="T8">.profile</text:span></text:span><text:span text:style-name="T8">, ha de poder ser localitzat i esborrat per l'usuari sense cap tipus de problema. Això vol dir que al costat del missatge s'haurien de posar instruccions per poder-lo esborrar sense cap problema. </text:span></text:p>
      <text:h text:style-name="P20" text:outline-level="2"><text:bookmark-start text:name="__RefHeading___Toc8488_2808854764"/><text:span text:style-name="T8">El script en Bash</text:span><text:bookmark-end text:name="__RefHeading___Toc8488_2808854764"/></text:h>
      <text:p text:style-name="P48"><text:span text:style-name="T8">F</text:span><text:span text:style-name="T6">eu el script amb Bash</text:span></text:p>
      <text:p text:style-name="P39"><draw:frame draw:style-name="fr1" draw:name="Marco21" text:anchor-type="paragraph" svg:width="16.663cm" draw:z-index="43"><draw:text-box fo:min-height="1.709cm"><text:p text:style-name="Frame_20_contents"/></draw:text-box></draw:frame><draw:frame draw:style-name="fr1" draw:name="Marco24" text:anchor-type="paragraph" svg:width="16.663cm" draw:z-index="46"><draw:text-box fo:min-height="1.709cm"><text:p text:style-name="Frame_20_contents"/></draw:text-box></draw:frame><text:span text:style-name="T8">Mostra la sortida de l'execució del script</text:span></text:p>
      <text:p text:style-name="P39"><draw:frame draw:style-name="fr1" draw:name="Marco25" text:anchor-type="paragraph" svg:width="16.663cm" draw:z-index="47"><draw:text-box fo:min-height="1.709cm"><text:p text:style-name="Frame_20_contents"/></draw:text-box></draw:frame><text:span text:style-name="T8"/></text:p>
      <text:h text:style-name="P26" text:outline-level="2"><text:bookmark-start text:name="__RefHeading___Toc8490_2808854764"/>Script en Python<text:bookmark-end text:name="__RefHeading___Toc8490_2808854764"/></text:h>
      <text:p text:style-name="P46">Feu el mateix script amb llenguatge Python</text:p>
      <text:p text:style-name="P39"><draw:frame draw:style-name="fr1" draw:name="Marco22" text:anchor-type="paragraph" svg:width="16.663cm" draw:z-index="44"><draw:text-box fo:min-height="1.709cm"><text:p text:style-name="Frame_20_contents"/></draw:text-box></draw:frame><text:span text:style-name="T8">Mostra la sortida de l'execució del script</text:span></text:p>
      <text:p text:style-name="P41"><draw:frame draw:style-name="fr1" draw:name="Marco23" text:anchor-type="paragraph" svg:width="16.663cm" draw:z-index="45"><draw:text-box fo:min-height="1.709cm"><text:p text:style-name="Frame_20_contents"/></draw:text-box></draw:frame><text:span text:style-name="T8"/></text:p>
      <text:p text:style-name="P34"><text:soft-page-break/><text:span text:style-name="T8"/></text:p>
      <text:h text:style-name="Heading_20_1" text:outline-level="1"><text:bookmark-start text:name="__RefHeading___Toc8492_2808854764"/>Informació d'usuaris<text:bookmark-end text:name="__RefHeading___Toc8492_2808854764"/></text:h>
      <text:p text:style-name="P32">Volem fer un script que donat un nom d'usuari ens doni la següent informació relacionada amb ell:</text:p>
      <text:list xml:id="list438151251" text:style-name="L4">
        <text:list-item>
          <text:p text:style-name="P51">Home</text:p>
        </text:list-item>
        <text:list-item>
          <text:p text:style-name="P51"><text:span text:style-name="T19">Mida</text:span> total del directori home (tot incloent subdirectoris)</text:p>
        </text:list-item>
        <text:list-item>
          <text:p text:style-name="P51">Directoris fora del directori home on l'usuari te fitxers propis</text:p>
        </text:list-item>
        <text:list-item>
          <text:p text:style-name="P51">Nombre de processos actius de l'usuari</text:p>
        </text:list-item>
      </text:list>
      <text:p text:style-name="P43"><text:span text:style-name="T8">Una possible sortida seria:</text:span></text:p>
      <text:h text:style-name="P21" text:outline-level="2"><draw:frame draw:style-name="fr1" draw:name="Marco20" text:anchor-type="paragraph" svg:width="16.663cm" draw:z-index="48"><draw:text-box fo:min-height="1.709cm"><text:p text:style-name="Frame_20_contents">$./infouser.sh aduran</text:p><text:p text:style-name="Frame_20_contents">Home: /home/aduran</text:p><text:p text:style-name="Frame_20_contents">Home size: <text:s/>2.5G</text:p><text:p text:style-name="Frame_20_contents">Other dirs: /tmp /home/common</text:p><text:p text:style-name="Frame_20_contents">Active processes: 5</text:p></draw:text-box></draw:frame><text:bookmark-start text:name="__RefHeading___Toc8494_2808854764"/><text:span text:style-name="T8">El script en Bash</text:span><text:bookmark-end text:name="__RefHeading___Toc8494_2808854764"/></text:h>
      <text:p text:style-name="P49"><text:span text:style-name="T8">F</text:span><text:span text:style-name="T6">eu el script amb Bash</text:span></text:p>
      <text:p text:style-name="P40"><draw:frame draw:style-name="fr1" draw:name="Marco26" text:anchor-type="paragraph" svg:width="16.663cm" draw:z-index="49"><draw:text-box fo:min-height="1.709cm"><text:p text:style-name="Frame_20_contents"/></draw:text-box></draw:frame><draw:frame draw:style-name="fr1" draw:name="Marco29" text:anchor-type="paragraph" svg:width="16.663cm" draw:z-index="52"><draw:text-box fo:min-height="1.709cm"><text:p text:style-name="Frame_20_contents"/></draw:text-box></draw:frame><text:span text:style-name="T8">Mostra la sortida de l'execució del script</text:span></text:p>
      <text:p text:style-name="P40"><draw:frame draw:style-name="fr1" draw:name="Marco30" text:anchor-type="paragraph" svg:width="16.663cm" draw:z-index="53"><draw:text-box fo:min-height="1.709cm"><text:p text:style-name="Frame_20_contents"/></draw:text-box></draw:frame><text:span text:style-name="T8"/></text:p>
      <text:h text:style-name="P27" text:outline-level="2"><text:bookmark-start text:name="__RefHeading___Toc8496_2808854764"/><text:soft-page-break/>Script en Python<text:bookmark-end text:name="__RefHeading___Toc8496_2808854764"/></text:h>
      <text:p text:style-name="P47">Feu el mateix script amb llenguatge Python</text:p>
      <text:p text:style-name="P40"><draw:frame draw:style-name="fr1" draw:name="Marco27" text:anchor-type="paragraph" svg:width="16.663cm" draw:z-index="50"><draw:text-box fo:min-height="1.709cm"><text:p text:style-name="Frame_20_contents"/></draw:text-box></draw:frame><text:span text:style-name="T8">Mostra la sortida de l'execució del script</text:span></text:p>
      <text:h text:style-name="Heading_20_1" text:outline-level="1"><draw:frame draw:style-name="fr1" draw:name="Marco28" text:anchor-type="paragraph" svg:width="16.663cm" draw:z-index="51"><draw:text-box fo:min-height="1.709cm"><text:p text:style-name="Frame_20_contents"/></draw:text-box></draw:frame><text:bookmark-start text:name="__RefHeading___Toc8498_2808854764"/>Estadístiques de login y processos<text:bookmark-end text:name="__RefHeading___Toc8498_2808854764"/></text:h>
      <text:p text:style-name="P42">Volem fer un script (<text:span text:style-name="User_20_Entry">user-stats</text:span>) que ens doni un resum de tots els accessos de tots els usuaris a la màquina. El resum ha d'incloure per a cada usuari del sistema el temps total de login y el nombre total de logins que cada usuari ha fet (veure comanda <text:span text:style-name="User_20_Entry"><text:span text:style-name="T21">last</text:span></text:span>). A més a més, per als usuaris que tinguin connexions actives es demana reportar el nombre de processos que tenen en execució i el percentatge de CPU que estan utilitzant (veure comanda <text:span text:style-name="User_20_Entry"><text:span text:style-name="T20">ps</text:span></text:span>).</text:p>
      <text:p text:style-name="P43"><text:span text:style-name="T8">La sortida de l'script ha de ser similar a :</text:span></text:p>
      <text:p text:style-name="P34"><draw:frame draw:style-name="fr1" draw:name="Marco31" text:anchor-type="paragraph" svg:width="16.663cm" draw:z-index="54"><draw:text-box fo:min-height="1.709cm"><text:p text:style-name="Frame_20_contents">./user-stats.pl</text:p><text:p text:style-name="Frame_20_contents">Resum de logins:</text:p><text:p text:style-name="Frame_20_contents">Usuari aduran: temps total de login 115 min, nombre total de logins: 10</text:p><text:p text:style-name="Frame_20_contents">Usuari marcg: temps total de login 153 min, nombre total de logins: 35</text:p><text:p text:style-name="Frame_20_contents"><text:tab/></text:p><text:p text:style-name="Frame_20_contents">Resum d'usuaris connectats</text:p><text:p text:style-name="Frame_20_contents">Usuari alvarez: 3 processos -&gt; 30 % CPU</text:p><text:p text:style-name="Frame_20_contents">Usuari root: 10 processos -&gt; 15% CPU</text:p></draw:text-box></draw:frame></text:p>
      <text:h text:style-name="P21" text:outline-level="2"><text:bookmark-start text:name="__RefHeading___Toc8500_2808854764"/><text:soft-page-break/><text:span text:style-name="T8">El script en Bash</text:span><text:bookmark-end text:name="__RefHeading___Toc8500_2808854764"/></text:h>
      <text:p text:style-name="P49"><text:span text:style-name="T8">F</text:span><text:span text:style-name="T6">eu el script amb Bash</text:span></text:p>
      <text:p text:style-name="P40"><draw:frame draw:style-name="fr1" draw:name="Marco33" text:anchor-type="paragraph" svg:width="16.663cm" draw:z-index="55"><draw:text-box fo:min-height="1.709cm"><text:p text:style-name="Frame_20_contents"/></draw:text-box></draw:frame><draw:frame draw:style-name="fr1" draw:name="Marco35" text:anchor-type="paragraph" svg:width="16.663cm" draw:z-index="57"><draw:text-box fo:min-height="1.709cm"><text:p text:style-name="Frame_20_contents"/></draw:text-box></draw:frame><text:span text:style-name="T8">Mostra la sortida de l'execució del script</text:span></text:p>
      <text:p text:style-name="P40"><draw:frame draw:style-name="fr1" draw:name="Marco36" text:anchor-type="paragraph" svg:width="16.663cm" draw:z-index="58"><draw:text-box fo:min-height="1.709cm"><text:p text:style-name="Frame_20_contents"/></draw:text-box></draw:frame><text:span text:style-name="T8"/></text:p>
      <text:h text:style-name="P27" text:outline-level="2"><text:bookmark-start text:name="__RefHeading___Toc8502_2808854764"/>Script en Python<text:bookmark-end text:name="__RefHeading___Toc8502_2808854764"/></text:h>
      <text:p text:style-name="P47">Feu el mateix script amb llenguatge Python</text:p>
      <text:p text:style-name="P40"><draw:frame draw:style-name="fr1" draw:name="Marco34" text:anchor-type="paragraph" svg:width="16.663cm" draw:z-index="56"><draw:text-box fo:min-height="1.709cm"><text:p text:style-name="Frame_20_contents"/></draw:text-box></draw:frame><text:span text:style-name="T8">Mostra la sortida de l'execució del script</text:span></text:p>
      <text:p text:style-name="P35"><draw:frame draw:style-name="fr1" draw:name="Marco32" text:anchor-type="paragraph" svg:width="16.663cm" draw:z-index="59"><draw:text-box fo:min-height="1.709cm"><text:p text:style-name="Frame_20_contents"/></draw:text-box></draw:frame></text:p>
      <text:h text:style-name="Heading_20_1" text:outline-level="1"><text:bookmark-start text:name="__RefHeading___Toc8504_2808854764"/>Estadístiques de comunicació<text:bookmark-end text:name="__RefHeading___Toc8504_2808854764"/></text:h>
      <text:p text:style-name="P42">Volem fer un script que ens tregui la següent informació per a cada interfície de xarxa activa:</text:p>
      <text:list xml:id="list1652577851" text:style-name="L5">
        <text:list-item>
          <text:p text:style-name="P52">Nom de la interfície: total de paquets transmesos</text:p>
        </text:list-item>
        <text:list-item>
          <text:p text:style-name="P52">Total: suma de tots els paquets transmesos en totes les interfícies actives</text:p>
        </text:list-item>
      </text:list>
      <text:p text:style-name="P43"><text:span text:style-name="T8">Per exemple:</text:span></text:p>
      <text:p text:style-name="P43"><draw:frame draw:style-name="fr1" draw:name="Marco37" text:anchor-type="paragraph" svg:width="16.663cm" draw:z-index="60"><draw:text-box fo:min-height="1.709cm"><text:p text:style-name="Frame_20_contents">$./net-out</text:p><text:p text:style-name="Frame_20_contents"><text:tab/>lo: <text:s text:c="5"/><text:tab/>1621</text:p><text:p text:style-name="Frame_20_contents"><text:tab/>wlan0: <text:tab/>64634</text:p><text:p text:style-name="Frame_20_contents"><text:tab/>Total:<text:tab/>66255</text:p></draw:text-box></draw:frame><text:soft-page-break/><text:span text:style-name="T8">Si ara volem que l'script vagi donant la informació en un terminal cada N segons, com ho faríeu? Suposeu que passem el temps d'espera per paràmetre a l'script, per exemple: </text:span></text:p>
      <text:h text:style-name="P21" text:outline-level="2" text:is-list-header="true"><draw:frame draw:style-name="fr1" draw:name="Marco38" text:anchor-type="paragraph" svg:width="16.663cm" draw:z-index="61"><draw:text-box fo:min-height="1.709cm"><text:p text:style-name="Frame_20_contents">$ net-out 2 <text:s text:c="2"/># amb una espera de 2 segons</text:p></draw:text-box></draw:frame><text:span text:style-name="T8"/></text:h>
      <text:h text:style-name="P21" text:outline-level="2"><text:bookmark-start text:name="__RefHeading___Toc8506_2808854764"/><text:span text:style-name="T8">El script en Bash</text:span><text:bookmark-end text:name="__RefHeading___Toc8506_2808854764"/></text:h>
      <text:p text:style-name="P49"><text:span text:style-name="T8">F</text:span><text:span text:style-name="T6">eu el script amb Bash</text:span></text:p>
      <text:p text:style-name="P40"><draw:frame draw:style-name="fr1" draw:name="Marco39" text:anchor-type="paragraph" svg:width="16.663cm" draw:z-index="62"><draw:text-box fo:min-height="1.709cm"><text:p text:style-name="Frame_20_contents"/></draw:text-box></draw:frame><draw:frame draw:style-name="fr1" draw:name="Marco41" text:anchor-type="paragraph" svg:width="16.663cm" draw:z-index="64"><draw:text-box fo:min-height="1.709cm"><text:p text:style-name="Frame_20_contents"/></draw:text-box></draw:frame><text:span text:style-name="T8">Mostra la sortida de l'execució del script</text:span></text:p>
      <text:p text:style-name="P40"><draw:frame draw:style-name="fr1" draw:name="Marco42" text:anchor-type="paragraph" svg:width="16.663cm" draw:z-index="65"><draw:text-box fo:min-height="1.709cm"><text:p text:style-name="Frame_20_contents"/></draw:text-box></draw:frame><text:span text:style-name="T8"/></text:p>
      <text:h text:style-name="P27" text:outline-level="2"><text:bookmark-start text:name="__RefHeading___Toc8508_2808854764"/>Script en Python<text:bookmark-end text:name="__RefHeading___Toc8508_2808854764"/></text:h>
      <text:p text:style-name="P47">Feu el mateix script amb llenguatge Python</text:p>
      <text:p text:style-name="P40"><draw:frame draw:style-name="fr1" draw:name="Marco40" text:anchor-type="paragraph" svg:width="16.663cm" draw:z-index="63"><draw:text-box fo:min-height="1.709cm"><text:p text:style-name="Frame_20_contents"/></draw:text-box></draw:frame><text:soft-page-break/><text:span text:style-name="T8">Mostra la sortida de l'execució del script</text:span></text:p>
      <text:h text:style-name="Heading_20_1" text:outline-level="1" text:is-list-header="true"><draw:frame draw:style-name="fr1" draw:name="Marco43" text:anchor-type="paragraph" svg:width="16.663cm" draw:z-index="66"><draw:text-box fo:min-height="1.709cm"><text:p text:style-name="Frame_20_contents"/></draw:text-box></draw:frame></text:h>
      <text:h text:style-name="Heading_20_1" text:outline-level="1"><text:bookmark-start text:name="__RefHeading___Toc8510_2808854764"/>Activitat dels usuaris<text:bookmark-end text:name="__RefHeading___Toc8510_2808854764"/></text:h>
      <text:p text:style-name="P42">Volem classificar els usuaris de la màquina que administrem en funció de l'activitat que mostren en el sistema de fitxers. Realitzeu un script <text:span text:style-name="User_20_Entry">class_act</text:span> que donat un nombre enter <text:span text:style-name="User_20_Entry">n</text:span> i el nom i primer cognom d'un usuari (<text:span text:style-name="Strong_20_Emphasis">atenció, no es tracta del uid</text:span>), ens informi del nombre de fitxers en el home de l'usuari, amb data de modificació entre la data actual i els <text:span text:style-name="Strong_20_Emphasis">n o menys dies</text:span> anteriors, i l'espai que ocupen a disc. </text:p>
      <text:p text:style-name="P43"><text:span text:style-name="T8">Exemple:</text:span></text:p>
      <text:h text:style-name="P21" text:outline-level="2"><draw:frame draw:style-name="fr1" draw:name="Marco44" text:anchor-type="paragraph" svg:width="16.663cm" draw:z-index="67"><draw:text-box fo:min-height="1.709cm"><text:p text:style-name="Frame_20_contents">$ ./class_act.sh 3 “Alex Duran”</text:p><text:p text:style-name="Frame_20_contents">Alex Duran (aduran) 150 fitxers modificats que ocupen 1.2 MB</text:p></draw:text-box></draw:frame><text:bookmark-start text:name="__RefHeading___Toc8512_2808854764"/><text:span text:style-name="T8">El script en Bash</text:span><text:bookmark-end text:name="__RefHeading___Toc8512_2808854764"/></text:h>
      <text:p text:style-name="P49"><text:span text:style-name="T8">F</text:span><text:span text:style-name="T6">eu el script amb Bash</text:span></text:p>
      <text:p text:style-name="P40"><draw:frame draw:style-name="fr1" draw:name="Marco3" text:anchor-type="paragraph" svg:width="16.663cm" draw:z-index="68"><draw:text-box fo:min-height="1.709cm"><text:p text:style-name="Frame_20_contents"/></draw:text-box></draw:frame><draw:frame draw:style-name="fr1" draw:name="Marco45" text:anchor-type="paragraph" svg:width="16.663cm" draw:z-index="70"><draw:text-box fo:min-height="1.709cm"><text:p text:style-name="Frame_20_contents"/></draw:text-box></draw:frame><text:span text:style-name="T8">Mostra la sortida de l'execució del script</text:span></text:p>
      <text:p text:style-name="P40"><draw:frame draw:style-name="fr1" draw:name="Marco46" text:anchor-type="paragraph" svg:width="16.663cm" draw:z-index="71"><draw:text-box fo:min-height="1.709cm"><text:p text:style-name="Frame_20_contents"/></draw:text-box></draw:frame><text:span text:style-name="T8"/></text:p>
      <text:h text:style-name="P27" text:outline-level="2"><text:bookmark-start text:name="__RefHeading___Toc8514_2808854764"/><text:soft-page-break/>Script en Python<text:bookmark-end text:name="__RefHeading___Toc8514_2808854764"/></text:h>
      <text:p text:style-name="P47">Feu el mateix script amb llenguatge Python</text:p>
      <text:p text:style-name="P40"><draw:frame draw:style-name="fr1" draw:name="Marco4" text:anchor-type="paragraph" svg:width="16.663cm" draw:z-index="69"><draw:text-box fo:min-height="1.709cm"><text:p text:style-name="Frame_20_contents"/></draw:text-box></draw:frame><text:span text:style-name="T8">Mostra la sortida de l'execució del script</text:span></text:p>
      <text:h text:style-name="Heading_20_1" text:outline-level="1"><draw:frame draw:style-name="fr1" draw:name="Marco47" text:anchor-type="paragraph" svg:width="16.663cm" draw:z-index="72"><draw:text-box fo:min-height="1.709cm"><text:p text:style-name="Frame_20_contents"/></draw:text-box></draw:frame><text:bookmark-start text:name="__RefHeading___Toc8516_2808854764"/>Referències Bibliogràfiques<text:bookmark-end text:name="__RefHeading___Toc8516_2808854764"/></text:h>
      <text:p text:style-name="P42">[1] M. Garrels. <text:span text:style-name="T15">Bash Guide for Beginners</text:span>. Online: The Linux Documentation Project. </text:p>
      <text:p text:style-name="Text_20_body"><text:a xlink:type="simple" xlink:href="http://tldp.org/LDP/Bash-Beginners-Guide/Bash-Beginners-Guide.pdf" text:style-name="Internet_20_link" text:visited-style-name="Visited_20_Internet_20_Link">http://tldp.org/LDP/Bash-Beginners-Guide/Bash-Beginners-Guide.pdf</text:a></text:p>
      <text:p text:style-name="Text_20_body">[2] D. Robbins, <text:s/><text:span text:style-name="T15">Bash by example</text:span>. Online: IBM Developer Works </text:p>
      <text:p text:style-name="Text_20_body"><text:a xlink:type="simple" xlink:href="http://www-128.ibm.com/developerworks/linux/library/l-bash.html?ca=drs-" text:style-name="Internet_20_link" text:visited-style-name="Visited_20_Internet_20_Link">http://www-128.ibm.com/developerworks/linux/library/l-bash.html?ca=drs-</text:a></text:p>
      <text:p text:style-name="P54">[3] <text:span text:style-name="T31">Python Software fundation</text:span></text:p>
      <text:p text:style-name="P54"><text:s/><text:a xlink:type="simple" xlink:href="https://www.python.org/" text:style-name="Internet_20_link" text:visited-style-name="Visited_20_Internet_20_Link"><text:span text:style-name="T32">https://www.python.org/</text:span></text:a></text:p>
      <text:p text:style-name="Text_20_body">[4] <text:span text:style-name="T15">The Python Tutorial</text:span></text:p>
      <text:p text:style-name="Text_20_body"><text:span text:style-name="T15"><text:s/></text:span><text:a xlink:type="simple" xlink:href="https://docs.python.org/3/tutorial/index.html" text:style-name="Internet_20_link" text:visited-style-name="Visited_20_Internet_20_Link"><text:span text:style-name="T16">https://docs.python.org/3/tutorial/index.html</text:span></text:a></text:p>
      <text:p text:style-name="P53"><text:span text:style-name="T31">[5] PyCharm Edu. </text:span>Easy and Professional Tool to Learn &amp; Teach Programming with Python</text:p>
      <text:p text:style-name="P53"><text:a xlink:type="simple" xlink:href="https://www.jetbrains.com/pycharm-edu/" text:style-name="Internet_20_link" text:visited-style-name="Visited_20_Internet_20_Link"><text:span text:style-name="T31">https://www.jetbrains.com/pycharm-edu/</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OpenSymbol" svg:font-family="OpenSymbol"/>
    <style:font-face style:name="StarSymbol" svg:font-family="StarSymbol"/>
    <style:font-face style:name="liberation sans" svg:font-family="'liberation sans', Myriad, 'Bitstream Vera Sans', 'Lucida Grande', 'Luxi Sans', 'Trebuchet MS', helvetica, verdana, arial, sans-serif"/>
    <style:font-face style:name="Times New Roman1" svg:font-family="'Times New Roman'" style:font-family-generic="roman"/>
    <style:font-face style:name="Bitstream Vera Sans1" svg:font-family="'Bitstream Vera Sans'" style:font-family-generic="swiss"/>
    <style:font-face style:name="Courier 10 Pitch" svg:font-family="'Courier 10 Pitch'" style:font-adornments="Predeterminado" style:font-pitch="fixed"/>
    <style:font-face style:name="LMMono10" svg:font-family="LMMono10" style:font-adornments="Regular" style:font-pitch="fixed"/>
    <style:font-face style:name="TlwgMono" svg:font-family="TlwgMono"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Cantarell" svg:font-family="Cantarell" style:font-adornments="Bold" style:font-pitch="variable"/>
    <style:font-face style:name="Caviar Dreams" svg:font-family="'Caviar Dreams'" style:font-adornments="Bold" style:font-pitch="variable"/>
    <style:font-face style:name="LMMonoProp10" svg:font-family="LMMonoProp10" style:font-adornments="Bold" style:font-pitch="variable"/>
    <style:font-face style:name="LMRomanUnsl10" svg:font-family="LMRomanUnsl10" style:font-adornments="Bold" style:font-pitch="variable"/>
    <style:font-face style:name="DejaVu Sans Mono1" svg:font-family="'DejaVu Sans Mono'" style:font-family-generic="modern" style:font-pitch="variable"/>
    <style:font-face style:name="Times New Roman2" svg:font-family="'Times New Roman'" style:font-family-generic="modern" style:font-pitch="variable"/>
    <style:font-face style:name="DejaVu Serif Condensed" svg:font-family="'DejaVu Serif Condensed'" style:font-adornments="Condensed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Verdana" svg:font-family="Verdana" style:font-adornments="Regular" style:font-family-generic="swiss" style:font-pitch="variable"/>
    <style:font-face style:name="Bitstream Vera Sans2" svg:font-family="'Bitstream Vera San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50%" fo:text-align="justify" style:justify-single-word="false" fo:text-indent="0.499cm" style:auto-text-indent="false" style:page-number="auto"/>
      <style:text-properties style:font-name="Verdana" fo:font-family="Verdana"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text-properties style:font-name="LMRomanUnsl10" fo:font-family="LMRomanUnsl10" style:font-style-name="Bold" style:font-pitch="variable" fo:font-size="11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800000" style:font-name="DejaVu Serif Condensed" fo:font-family="'DejaVu Serif Condensed'" style:font-style-name="Condensed Bold"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color="#80000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color="#800000"/>
    </style:style>
    <style:style style:name="Heading_20_1" style:display-name="Heading 1" style:family="paragraph" style:parent-style-name="Heading" style:next-style-name="Text_20_body" style:default-outline-level="1" style:class="text" style:master-page-name="">
      <style:paragraph-properties fo:margin-top="0.12cm" fo:margin-bottom="0.011cm" loext:contextual-spacing="false" fo:text-align="start" style:justify-single-word="false" style:page-number="auto" fo:break-before="auto" fo:break-after="auto">
        <style:tab-stops/>
      </style:paragraph-properties>
      <style:text-properties fo:font-variant="normal" fo:text-transform="none" style:use-window-font-color="true" style:font-name="Cantarell" fo:font-family="Cantarell" style:font-style-name="Bold"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master-page-name="Standard">
      <style:paragraph-properties fo:text-align="end" style:justify-single-word="false" style:page-number="auto" fo:break-before="page"/>
      <style:text-properties fo:font-variant="small-caps" fo:color="#800000" style:font-name="DejaVu Serif Condensed" fo:font-family="'DejaVu Serif Condensed'" style:font-style-name="Condensed Bold" style:font-family-generic="roman"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master-page-name="">
      <style:paragraph-properties style:page-number="auto"/>
      <style:text-properties style:font-name="Caviar Dreams" fo:font-family="'Caviar Dreams'" style:font-style-name="Bold" style:font-pitch="variable" fo:font-size="8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Text_20_body" style:class="extra"/>
    <style:style style:name="Fig" style:family="paragraph" style:parent-style-name="Caption"/>
    <style:style style:name="Code" style:family="paragraph" style:parent-style-name="Heading" style:master-page-name="">
      <style:paragraph-properties fo:margin-left="0cm" fo:margin-right="0cm" fo:margin-top="0cm" fo:margin-bottom="0cm" loext:contextual-spacing="false" fo:line-height="100%" fo:text-align="start" style:justify-single-word="false" fo:keep-together="auto" fo:text-indent="0cm" style:auto-text-indent="false" style:page-number="auto" fo:keep-with-next="auto"/>
      <style:text-properties style:font-name="LMMono10" fo:font-family="LMMono10" style:font-style-name="Regular" style:font-pitch="fixed" fo:font-size="11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Pregunta" style:family="paragraph" style:parent-style-name="Text_20_body" style:class="text">
      <loext:graphic-properties draw:fill="solid" draw:fill-color="#c0c0c0" draw:opacity="100%"/>
      <style:paragraph-properties fo:background-color="#c0c0c0" fo:padding="0.049cm" fo:border="0.06pt solid #000000" style:shadow="none"/>
    </style:style>
    <style:style style:name="ejemplo" style:family="paragraph" style:parent-style-name="Pregunta" style:master-page-name="">
      <loext:graphic-properties draw:fill="solid" draw:fill-color="#e6e6e6" draw:opacity="100%"/>
      <style:paragraph-properties style:page-number="auto" fo:background-color="#e6e6e6"/>
      <style:text-properties style:font-name="Courier 10 Pitch" fo:font-family="'Courier 10 Pitch'" style:font-style-name="Predeterminado" style:font-pitch="fixed"/>
    </style:style>
    <style:style style:name="Ejemplo" style:family="paragraph" style:parent-style-name="Text_20_body">
      <loext:graphic-properties draw:fill="solid" draw:fill-color="#e6e6e6" draw:opacity="100%"/>
      <style:paragraph-properties fo:background-color="#e6e6e6" fo:padding="0.049cm" fo:border="0.06pt solid #000000" style:shadow="none"/>
      <style:text-properties style:font-name="Courier 10 Pitch" fo:font-family="'Courier 10 Pitch'" style:font-style-name="Predeterminado" style:font-pitch="fixed"/>
    </style:style>
    <style:style style:name="Figur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Caption_20_characters" style:display-name="Caption characters" style:family="text">
      <style:text-properties style:font-name="LMMonoProp10" fo:font-family="LMMonoProp10" style:font-style-name="Bold" style:font-pitch="variable" fo:font-size="11pt" fo:font-weight="bold"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style>
    <style:style style:name="User_20_Entry" style:display-name="User Entry" style:family="text">
      <style:text-properties style:font-name="Bitstream Vera Sans Mono" fo:font-family="'Bitstream Vera Sans Mono'" style:font-family-generic="modern" style:font-pitch="fixed"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master-page-name="">
      <style:paragraph-properties fo:margin-left="0cm" fo:margin-right="0cm" fo:text-align="end" style:justify-single-word="false"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MP2" style:family="paragraph" style:parent-style-name="Footer">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text-properties fo:language="ca" fo:country="ES"/>
    </style:style>
    <style:style style:name="MP5" style:family="paragraph" style:parent-style-name="Header_20_left">
      <style:text-properties fo:language="ca" fo:country="ES"/>
    </style:style>
    <style:style style:name="MP6" style:family="paragraph" style:parent-style-name="Title" style:master-page-name="First_20_Page">
      <style:paragraph-properties style:page-number="auto" fo:break-before="page"/>
      <style:text-properties fo:language="ca" fo:country="ES"/>
    </style:style>
    <style:style style:name="MP7"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2521b" style:font-name-asian="DejaVu Sans" style:font-size-asian="14pt" style:font-weight-asian="bold" style:font-name-complex="Lohit Hindi" style:font-size-complex="14pt" style:font-weight-complex="bold"/>
    </style:style>
    <style:style style:name="MP8" style:family="paragraph" style:parent-style-name="Footer">
      <style:text-properties fo:language="ca" fo:country="ES"/>
    </style:style>
    <style:style style:name="MP9" style:family="paragraph" style:parent-style-name="Title">
      <style:paragraph-properties fo:break-before="page"/>
      <style:text-properties fo:language="ca" fo:country="ES" officeooo:paragraph-rsid="001d151b"/>
    </style:style>
    <style:style style:name="MP10" style:family="paragraph" style:parent-style-name="Title" style:master-page-name="First_20_Page">
      <style:paragraph-properties fo:margin-left="0cm" fo:margin-right="0cm" fo:text-indent="0cm" style:auto-text-indent="false" style:page-number="auto" fo:break-before="page"/>
      <style:text-properties fo:font-variant="small-caps" fo:color="#800000" style:font-name="DejaVu Serif Condensed" fo:font-size="14pt" fo:language="ca" fo:country="ES" fo:font-weight="bold" officeooo:rsid="0122521b" officeooo:paragraph-rsid="01235ac8" style:font-name-asian="DejaVu Sans" style:font-size-asian="14pt" style:font-weight-asian="bold" style:font-name-complex="Lohit Hindi" style:font-size-complex="14pt" style:font-weight-complex="bold"/>
    </style:style>
    <style:style style:name="MP11" style:family="paragraph" style:parent-style-name="Title">
      <style:text-properties fo:language="ca" fo:country="ES" officeooo:rsid="010afb0e" officeooo:paragraph-rsid="010afb0e"/>
    </style:style>
    <style:style style:name="MT1" style:family="text">
      <style:text-properties officeooo:rsid="01267d19"/>
    </style:style>
    <style:style style:name="MT2" style:family="text">
      <style:text-properties fo:font-variant="small-caps" fo:color="#800000" style:font-name="DejaVu Serif Condensed" fo:font-size="24pt" fo:font-weight="bold" officeooo:rsid="010fab6a" style:font-name-asian="DejaVu Sans" style:font-size-asian="18pt" style:font-weight-asian="bold" style:font-name-complex="Lohit Hindi" style:font-size-complex="18pt" style:font-weight-complex="bold"/>
    </style:style>
    <style:style style:name="MT3" style:family="text">
      <style:text-properties officeooo:rsid="010afb0e"/>
    </style:style>
    <style:style style:name="Mgr1" style:family="graphic">
      <style:graphic-properties svg:stroke-width="0.041cm" svg:stroke-color="#8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vg:stroke-width="0.049cm" svg:stroke-color="#8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svg:stroke-width="0.041cm" svg:stroke-color="#800000" draw:textarea-horizontal-align="center" draw:textarea-vertical-align="middle" fo:padding-top="0.019cm" fo:padding-bottom="0.019cm" fo:padding-left="0.019cm" fo:padding-right="0.019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b22222" fo:border-left="none" fo:border-right="none" fo:padding="0.04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RefHeading___Toc3460_2808854764"/><text:bookmark-end text:name="__RefHeading___Toc3460_2808854764"/></text:p>
      </style:header>
      <style:footer>
        <text:p text:style-name="MP2"><draw:line text:anchor-type="paragraph" draw:z-index="14" draw:name="Forma2" draw:style-name="Mgr1" draw:text-style-name="MP3" svg:x1="0.012cm" svg:y1="-0.162cm" svg:x2="16.998cm" svg:y2="-0.162cm"><text:p/></draw:line><text:page-number text:select-page="current">15</text:page-number></text:p>
      </style:footer>
    </style:master-page>
    <style:master-page style:name="First_20_Page" style:display-name="First Page" style:page-layout-name="Mpm2" style:next-style-name="Table_20_of_20_Contents">
      <style:header>
        <text:p text:style-name="MP4"/>
      </style:header>
      <style:header-left>
        <text:p text:style-name="MP5"/>
      </style:header-left>
    </style:master-page>
    <style:master-page style:name="Table_20_of_20_Contents" style:display-name="Table of Contents" style:page-layout-name="Mpm3" style:next-style-name="First_20_Chapter_20_Page_20_A4">
      <style:header>
        <text:p text:style-name="MP6"><draw:line text:anchor-type="paragraph" draw:z-index="15" draw:name="Forma3" draw:style-name="Mgr1" draw:text-style-name="MP3" svg:x1="0.019cm" svg:y1="1.536cm" svg:x2="17.032cm" svg:y2="1.536cm"><text:p/></draw:line><draw:line text:anchor-type="paragraph" draw:z-index="16" draw:name="Forma4" draw:style-name="Mgr1" draw:text-style-name="MP3" svg:x1="-0.007cm" svg:y1="25.031cm" svg:x2="17.032cm" svg:y2="25.031cm"><text:p/></draw:line>Table of Contents</text:p>
      </style:header>
      <style:header-left>
        <text:p text:style-name="MP7"><text:bookmark-start text:name="__RefHeading__4236_638220132"/>Training <text:span text:style-name="MT1">2</text:span><text:bookmark-end text:name="__RefHeading__4236_638220132"/></text:p>
      </style:header-left>
      <style:footer>
        <text:p text:style-name="MP8"/>
      </style:footer>
      <style:footer-left>
        <text:p text:style-name="MP8"/>
      </style:footer-left>
    </style:master-page>
    <style:master-page style:name="First_20_Chapter_20_Page_20_A4" style:display-name="First Chapter Page A4" style:page-layout-name="Mpm4" style:next-style-name="Standard">
      <style:header>
        <text:p text:style-name="MP9"><draw:line text:anchor-type="paragraph" draw:z-index="21" draw:name="Forma7_2" draw:style-name="Mgr2" draw:text-style-name="MP3" svg:x1="0.016cm" svg:y1="1.547cm" svg:x2="17.029cm" svg:y2="1.547cm"><text:p/></draw:line><draw:line text:anchor-type="paragraph" draw:z-index="22" draw:name="Forma8_2" draw:style-name="Mgr1" draw:text-style-name="MP3" svg:x1="-0.034cm" svg:y1="24.807cm" svg:x2="17.032cm" svg:y2="24.807cm"><text:p/></draw:line><text:bookmark-start text:name="__RefHeading__4238_63822013285"/><text:span text:style-name="MT2">Training </text:span><text:span text:style-name="MT3">1</text:span><text:bookmark-end text:name="__RefHeading__4238_63822013285"/></text:p>
      </style:header>
      <style:header-left>
        <text:p text:style-name="MP9"><draw:line text:anchor-type="paragraph" draw:z-index="23" draw:name="Forma7_4" draw:style-name="Mgr2" draw:text-style-name="MP3" svg:x1="0.016cm" svg:y1="1.547cm" svg:x2="17.029cm" svg:y2="1.547cm"><text:p/></draw:line><draw:line text:anchor-type="paragraph" draw:z-index="24" draw:name="Forma8_4" draw:style-name="Mgr1" draw:text-style-name="MP3" svg:x1="-0.034cm" svg:y1="24.807cm" svg:x2="17.032cm" svg:y2="24.807cm"><text:p/></draw:line><text:bookmark-start text:name="__RefHeading__4238_638220132852"/><text:span text:style-name="MT2">Training </text:span><text:span text:style-name="MT3">1</text:span><text:bookmark-end text:name="__RefHeading__4238_638220132852"/></text:p>
      </style:header-left>
      <loext:header-first>
        <text:p text:style-name="MP10"><text:bookmark-start text:name="__RefHeading__4238_638220132854"/><text:bookmark-end text:name="__RefHeading__4238_638220132854"/></text:p>
      </loext:header-first>
      <style:footer>
        <text:p text:style-name="MP2"><text:page-number text:select-page="current">0</text:page-number></text:p>
      </style:footer>
      <style:footer-left>
        <text:p text:style-name="MP2"><text:page-number text:select-page="current">0</text:page-number></text:p>
      </style:footer-left>
      <loext:footer-first>
        <text:p text:style-name="MP2"><text:page-number text:select-page="current">1</text:page-number></text:p>
      </loext:footer-first>
    </style:master-page>
    <style:master-page style:name="Second_20_Chapter_20_Page_20_A4" style:display-name="Second Chapter Page A4" style:page-layout-name="Mpm5" style:next-style-name="Standard">
      <style:header>
        <text:p text:style-name="MP11"><draw:line text:anchor-type="paragraph" draw:z-index="17" draw:name="Forma11" draw:style-name="Mgr3" draw:text-style-name="MP3" svg:x1="-0.03cm" svg:y1="1.431cm" svg:x2="17.009cm" svg:y2="1.431cm"><text:p/></draw:line><draw:line text:anchor-type="paragraph" draw:z-index="18" draw:name="Forma12" draw:style-name="Mgr1" draw:text-style-name="MP3" svg:x1="-0.007cm" svg:y1="24.883cm" svg:x2="17.032cm" svg:y2="24.883cm"><text:p/></draw:line><text:bookmark-start text:name="__RefHeading__4240_638220132"/>Chapter 2<text:bookmark-end text:name="__RefHeading__4240_638220132"/></text:p>
      </style:header>
      <style:footer>
        <text:p text:style-name="MP2"><text:page-number text:select-page="current">0</text:page-number></text:p>
      </style:footer>
    </style:master-page>
    <style:master-page style:name="Index" style:page-layout-name="Mpm6"/>
    <style:master-page style:name="Third_20_Chapter_20_Page_20_A4" style:display-name="Third Chapter Page A4" style:page-layout-name="Mpm5" style:next-style-name="Standard">
      <style:header>
        <text:p text:style-name="MP11"><draw:line text:anchor-type="paragraph" draw:z-index="19" draw:name="Forma13" draw:style-name="Mgr1" draw:text-style-name="MP3" svg:x1="-0.007cm" svg:y1="1.496cm" svg:x2="17.006cm" svg:y2="1.496cm"><text:p/></draw:line><draw:line text:anchor-type="paragraph" draw:z-index="20" draw:name="Forma14" draw:style-name="Mgr1" draw:text-style-name="MP3" svg:x1="-0.007cm" svg:y1="24.938cm" svg:x2="17.006cm" svg:y2="24.938cm"><text:p/></draw:line><text:bookmark-start text:name="__RefHeading__4242_638220132"/>Chapter 3<text:bookmark-end text:name="__RefHeading__4242_638220132"/></text:p>
      </style:header>
      <style:footer>
        <text:p text:style-name="MP2"><text:page-number text:select-page="current">0</text:page-number></text:p>
      </style:footer>
    </style:master-page>
    <style:master-page style:name="References" style:page-layout-name="Mpm7" style:next-style-name="Standard"/>
    <style:master-page style:name="Footnote"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1T10:08:15.492487600</meta:creation-date>
    <meta:editing-duration>PT51M8S</meta:editing-duration>
    <meta:editing-cycles>12</meta:editing-cycles>
    <meta:generator>LibreOffice/6.4.7.2$Linux_X86_64 LibreOffice_project/40$Build-2</meta:generator>
    <dc:description>Template Used for my Masters report</dc:description>
    <meta:keyword>Masters Report</meta:keyword>
    <meta:keyword>Report</meta:keyword>
    <dc:subject>Masters Report</dc:subject>
    <dc:title>Masters Report</dc:title>
    <dc:date>2022-06-01T12:52:38.545118442</dc:date>
    <meta:document-statistic meta:table-count="0" meta:image-count="0" meta:object-count="0" meta:page-count="17" meta:paragraph-count="254" meta:word-count="1883" meta:character-count="11334" meta:non-whitespace-character-count="9471"/>
    <meta:user-defined meta:name="License">&lt;a href="http://templates.services.openoffice.org/bsd-license"&gt;BSD&lt;/a&gt; </meta:user-defined>
  </office:meta>
</office:document-meta>
</file>